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8.61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33.58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157.94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35.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011" table:default-cell-style-name="ce2"/>
        <table:table-row table:style-name="ro1">
          <table:table-cell table:style-name="ce1" table:number-columns-repeated="6"/>
          <table:table-cell table:style-name="ce1" office:value-type="string" calcext:value-type="string" table:number-columns-spanned="2" table:number-rows-spanned="1">
            <text:p><text:span text:style-name="T1">z</text:span><text:span text:style-name="T2">abs</text:span> = 0.39916 (C II 903.9)</text:p>
          </table:table-cell>
          <table:covered-table-cell table:style-name="ce1"/>
          <table:table-cell/>
          <table:table-cell table:style-name="ce1"/>
          <table:table-cell table:number-columns-repeated="1011"/>
        </table:table-row>
        <table:table-row table:style-name="ro2">
          <table:table-cell table:style-name="ce1" table:number-columns-repeated="8"/>
          <table:table-cell/>
          <table:table-cell table:style-name="ce1"/>
          <table:table-cell table:number-columns-repeated="1011"/>
        </table:table-row>
        <table:table-row table:style-name="ro2">
          <table:table-cell table:style-name="ce1" office:value-type="string" calcext:value-type="string">
            <text:p>Ion</text:p>
          </table:table-cell>
          <table:table-cell table:style-name="ce1" office:value-type="string" calcext:value-type="string">
            <text:p>w (mA)</text:p>
          </table:table-cell>
          <table:table-cell table:style-name="ce1" office:value-type="string" calcext:value-type="string">
            <text:p>sigma_w (mA)</text:p>
          </table:table-cell>
          <table:table-cell table:style-name="ce1" office:value-type="string" calcext:value-type="string">
            <text:p>b (km/s)</text:p>
          </table:table-cell>
          <table:table-cell table:style-name="ce1" office:value-type="string" calcext:value-type="string">
            <text:p>sigma_b (km/s)</text:p>
          </table:table-cell>
          <table:table-cell table:style-name="ce1" office:value-type="string" calcext:value-type="string">
            <text:p>Na (cm^-2)</text:p>
          </table:table-cell>
          <table:table-cell table:style-name="ce1" office:value-type="string" calcext:value-type="string">
            <text:p>sigma_Na (cm^-2)</text:p>
          </table:table-cell>
          <table:table-cell table:style-name="ce1" office:value-type="string" calcext:value-type="string">
            <text:p>v (km/s)</text:p>
          </table:table-cell>
          <table:table-cell/>
          <table:table-cell table:style-name="ce1" office:value-type="string" calcext:value-type="string">
            <text:p>Remarks</text:p>
          </table:table-cell>
          <table:table-cell table:number-columns-repeated="1011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H I 1215 <text:s text:c="2"/></text:p>
          </table:table-cell>
          <table:table-cell office:value-type="float" office:value="788.53497" calcext:value-type="float">
            <text:p>788.53497</text:p>
          </table:table-cell>
          <table:table-cell office:value-type="float" office:value="19.114941" calcext:value-type="float">
            <text:p>19.114941</text:p>
          </table:table-cell>
          <table:table-cell table:number-columns-repeated="2"/>
          <table:table-cell office:value-type="string" calcext:value-type="string">
            <text:p>&gt;14.4</text:p>
          </table:table-cell>
          <table:table-cell office:value-type="float" office:value="2665.3048" calcext:value-type="float">
            <text:p>2665.3048</text:p>
          </table:table-cell>
          <table:table-cell office:value-type="string" calcext:value-type="string">
            <text:p>[-130,1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1025 <text:s text:c="2"/></text:p>
          </table:table-cell>
          <table:table-cell office:value-type="float" office:value="514.26404" calcext:value-type="float">
            <text:p>514.26404</text:p>
          </table:table-cell>
          <table:table-cell office:value-type="float" office:value="12.258232" calcext:value-type="float">
            <text:p>12.258232</text:p>
          </table:table-cell>
          <table:table-cell table:number-columns-repeated="2"/>
          <table:table-cell office:value-type="string" calcext:value-type="string">
            <text:p>&gt;15.2</text:p>
          </table:table-cell>
          <table:table-cell office:value-type="float" office:value="0.14156199" calcext:value-type="float">
            <text:p>0.14156199</text:p>
          </table:table-cell>
          <table:table-cell office:value-type="string" calcext:value-type="string">
            <text:p>[-120,13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72 <text:s text:c="3"/></text:p>
          </table:table-cell>
          <table:table-cell office:value-type="float" office:value="366.19827" calcext:value-type="float">
            <text:p>366.19827</text:p>
          </table:table-cell>
          <table:table-cell office:value-type="float" office:value="9.6356564" calcext:value-type="float">
            <text:p>9.6356564</text:p>
          </table:table-cell>
          <table:table-cell table:number-columns-repeated="2"/>
          <table:table-cell office:value-type="string" calcext:value-type="string">
            <text:p>&gt;15.5</text:p>
          </table:table-cell>
          <table:table-cell office:value-type="float" office:value="0.084532604" calcext:value-type="float">
            <text:p>0.084532604</text:p>
          </table:table-cell>
          <table:table-cell office:value-type="string" calcext:value-type="string">
            <text:p>[-120,13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49 <text:s text:c="3"/></text:p>
          </table:table-cell>
          <table:table-cell office:value-type="float" office:value="299.15619" calcext:value-type="float">
            <text:p>299.15619</text:p>
          </table:table-cell>
          <table:table-cell office:value-type="float" office:value="6.9454465" calcext:value-type="float">
            <text:p>6.9454465</text:p>
          </table:table-cell>
          <table:table-cell table:number-columns-repeated="2"/>
          <table:table-cell office:value-type="string" calcext:value-type="string">
            <text:p>&gt;15.8</text:p>
          </table:table-cell>
          <table:table-cell office:value-type="float" office:value="0.067804437" calcext:value-type="float">
            <text:p>0.067804437</text:p>
          </table:table-cell>
          <table:table-cell office:value-type="string" calcext:value-type="string">
            <text:p>[-70,8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37 <text:s text:c="3"/></text:p>
          </table:table-cell>
          <table:table-cell office:value-type="float" office:value="271.96188" calcext:value-type="float">
            <text:p>271.96188</text:p>
          </table:table-cell>
          <table:table-cell office:value-type="float" office:value="13.225439" calcext:value-type="float">
            <text:p>13.225439</text:p>
          </table:table-cell>
          <table:table-cell table:number-columns-repeated="2"/>
          <table:table-cell office:value-type="string" calcext:value-type="string">
            <text:p>&gt;15.9</text:p>
          </table:table-cell>
          <table:table-cell office:value-type="float" office:value="0.1109296" calcext:value-type="float">
            <text:p>0.1109296</text:p>
          </table:table-cell>
          <table:table-cell office:value-type="string" calcext:value-type="string">
            <text:p>[-80,9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30 <text:s text:c="3"/></text:p>
          </table:table-cell>
          <table:table-cell office:value-type="float" office:value="-2605.7488" calcext:value-type="float">
            <text:p>-2605.7488</text:p>
          </table:table-cell>
          <table:table-cell office:value-type="float" office:value="24.109308" calcext:value-type="float">
            <text:p>24.109308</text:p>
          </table:table-cell>
          <table:table-cell table:number-columns-repeated="2"/>
          <table:table-cell office:value-type="string" calcext:value-type="string">
            <text:p>NaN</text:p>
          </table:table-cell>
          <table:table-cell office:value-type="float" office:value="-0.0004496328" calcext:value-type="float">
            <text:p>-0.0004496328</text:p>
          </table:table-cell>
          <table:table-cell office:value-type="string" calcext:value-type="string">
            <text:p>[-80,90]</text:p>
          </table:table-cell>
          <table:table-cell/>
          <table:table-cell office:value-type="string" calcext:value-type="string">
            <text:p>Contaminated by emission lin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 I 926 <text:s text:c="3"/></text:p>
          </table:table-cell>
          <table:table-cell office:value-type="float" office:value="229.09894" calcext:value-type="float">
            <text:p>229.09894</text:p>
          </table:table-cell>
          <table:table-cell office:value-type="float" office:value="6.8670549" calcext:value-type="float">
            <text:p>6.8670549</text:p>
          </table:table-cell>
          <table:table-cell table:number-columns-repeated="2"/>
          <table:table-cell office:value-type="float" office:value="16.276527" calcext:value-type="float">
            <text:p>16.276527</text:p>
          </table:table-cell>
          <table:table-cell office:value-type="float" office:value="0.032538593" calcext:value-type="float">
            <text:p>0.032538593</text:p>
          </table:table-cell>
          <table:table-cell office:value-type="string" calcext:value-type="string">
            <text:p>[-70,8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23 <text:s text:c="3"/></text:p>
          </table:table-cell>
          <table:table-cell office:value-type="float" office:value="201.12015" calcext:value-type="float">
            <text:p>201.12015</text:p>
          </table:table-cell>
          <table:table-cell office:value-type="float" office:value="7.0272064" calcext:value-type="float">
            <text:p>7.0272064</text:p>
          </table:table-cell>
          <table:table-cell table:number-columns-repeated="2"/>
          <table:table-cell office:value-type="float" office:value="16.355446" calcext:value-type="float">
            <text:p>16.355446</text:p>
          </table:table-cell>
          <table:table-cell office:value-type="float" office:value="0.026501304" calcext:value-type="float">
            <text:p>0.026501304</text:p>
          </table:table-cell>
          <table:table-cell office:value-type="string" calcext:value-type="string">
            <text:p>[-90,4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20 <text:s text:c="3"/></text:p>
          </table:table-cell>
          <table:table-cell office:value-type="float" office:value="202.04384" calcext:value-type="float">
            <text:p>202.04384</text:p>
          </table:table-cell>
          <table:table-cell office:value-type="float" office:value="7.8928275" calcext:value-type="float">
            <text:p>7.8928275</text:p>
          </table:table-cell>
          <table:table-cell table:number-columns-repeated="2"/>
          <table:table-cell office:value-type="float" office:value="16.502893" calcext:value-type="float">
            <text:p>16.502893</text:p>
          </table:table-cell>
          <table:table-cell office:value-type="float" office:value="0.032356178" calcext:value-type="float">
            <text:p>0.032356178</text:p>
          </table:table-cell>
          <table:table-cell office:value-type="string" calcext:value-type="string">
            <text:p>[-90,4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9 <text:s text:c="3"/></text:p>
          </table:table-cell>
          <table:table-cell office:value-type="float" office:value="181.38254" calcext:value-type="float">
            <text:p>181.38254</text:p>
          </table:table-cell>
          <table:table-cell office:value-type="float" office:value="10.192491" calcext:value-type="float">
            <text:p>10.192491</text:p>
          </table:table-cell>
          <table:table-cell table:number-columns-repeated="2"/>
          <table:table-cell office:value-type="float" office:value="16.538309" calcext:value-type="float">
            <text:p>16.538309</text:p>
          </table:table-cell>
          <table:table-cell office:value-type="float" office:value="0.039700832" calcext:value-type="float">
            <text:p>0.039700832</text:p>
          </table:table-cell>
          <table:table-cell office:value-type="string" calcext:value-type="string">
            <text:p>[-90,4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8 <text:s text:c="3"/></text:p>
          </table:table-cell>
          <table:table-cell office:value-type="float" office:value="171.78122" calcext:value-type="float">
            <text:p>171.78122</text:p>
          </table:table-cell>
          <table:table-cell office:value-type="float" office:value="10.289573" calcext:value-type="float">
            <text:p>10.289573</text:p>
          </table:table-cell>
          <table:table-cell table:number-columns-repeated="2"/>
          <table:table-cell office:value-type="float" office:value="16.640205" calcext:value-type="float">
            <text:p>16.640205</text:p>
          </table:table-cell>
          <table:table-cell office:value-type="float" office:value="0.042431307" calcext:value-type="float">
            <text:p>0.042431307</text:p>
          </table:table-cell>
          <table:table-cell office:value-type="string" calcext:value-type="string">
            <text:p>[-90,4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7 <text:s text:c="3"/></text:p>
          </table:table-cell>
          <table:table-cell office:value-type="float" office:value="146.70053" calcext:value-type="float">
            <text:p>146.70053</text:p>
          </table:table-cell>
          <table:table-cell office:value-type="float" office:value="9.4318132" calcext:value-type="float">
            <text:p>9.4318132</text:p>
          </table:table-cell>
          <table:table-cell table:number-columns-repeated="2"/>
          <table:table-cell office:value-type="float" office:value="16.676233" calcext:value-type="float">
            <text:p>16.676233</text:p>
          </table:table-cell>
          <table:table-cell office:value-type="float" office:value="0.040680655" calcext:value-type="float">
            <text:p>0.040680655</text:p>
          </table:table-cell>
          <table:table-cell office:value-type="string" calcext:value-type="string">
            <text:p>[-60,5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6.4 <text:s/></text:p>
          </table:table-cell>
          <table:table-cell office:value-type="float" office:value="158.90515" calcext:value-type="float">
            <text:p>158.90515</text:p>
          </table:table-cell>
          <table:table-cell office:value-type="float" office:value="9.3559313" calcext:value-type="float">
            <text:p>9.3559313</text:p>
          </table:table-cell>
          <table:table-cell table:number-columns-repeated="2"/>
          <table:table-cell office:value-type="float" office:value="16.813562" calcext:value-type="float">
            <text:p>16.813562</text:p>
          </table:table-cell>
          <table:table-cell office:value-type="float" office:value="0.039819825" calcext:value-type="float">
            <text:p>0.039819825</text:p>
          </table:table-cell>
          <table:table-cell office:value-type="string" calcext:value-type="string">
            <text:p>[-60,5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5.8 <text:s/></text:p>
          </table:table-cell>
          <table:table-cell office:value-type="float" office:value="120.23566" calcext:value-type="float">
            <text:p>120.23566</text:p>
          </table:table-cell>
          <table:table-cell office:value-type="float" office:value="10.102625" calcext:value-type="float">
            <text:p>10.102625</text:p>
          </table:table-cell>
          <table:table-cell table:number-columns-repeated="2"/>
          <table:table-cell office:value-type="float" office:value="16.690875" calcext:value-type="float">
            <text:p>16.690875</text:p>
          </table:table-cell>
          <table:table-cell office:value-type="float" office:value="0.033268395" calcext:value-type="float">
            <text:p>0.033268395</text:p>
          </table:table-cell>
          <table:table-cell office:value-type="string" calcext:value-type="string">
            <text:p>[-60,5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5.3 <text:s/></text:p>
          </table:table-cell>
          <table:table-cell office:value-type="float" office:value="145.8653" calcext:value-type="float">
            <text:p>145.8653</text:p>
          </table:table-cell>
          <table:table-cell office:value-type="float" office:value="8.372057" calcext:value-type="float">
            <text:p>8.372057</text:p>
          </table:table-cell>
          <table:table-cell table:number-columns-repeated="2"/>
          <table:table-cell office:value-type="float" office:value="16.892727" calcext:value-type="float">
            <text:p>16.892727</text:p>
          </table:table-cell>
          <table:table-cell office:value-type="float" office:value="0.030565517" calcext:value-type="float">
            <text:p>0.030565517</text:p>
          </table:table-cell>
          <table:table-cell office:value-type="string" calcext:value-type="string">
            <text:p>[-60,30]</text:p>
          </table:table-cell>
          <table:table-cell/>
          <table:table-cell office:value-type="string" calcext:value-type="string">
            <text:p>914.9 very close b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 I 914.9 <text:s/></text:p>
          </table:table-cell>
          <table:table-cell office:value-type="float" office:value="229.02904" calcext:value-type="float">
            <text:p>229.02904</text:p>
          </table:table-cell>
          <table:table-cell office:value-type="float" office:value="11.678438" calcext:value-type="float">
            <text:p>11.678438</text:p>
          </table:table-cell>
          <table:table-cell table:number-columns-repeated="2"/>
          <table:table-cell office:value-type="float" office:value="17.150521" calcext:value-type="float">
            <text:p>17.150521</text:p>
          </table:table-cell>
          <table:table-cell office:value-type="float" office:value="0.030634261" calcext:value-type="float">
            <text:p>0.030634261</text:p>
          </table:table-cell>
          <table:table-cell office:value-type="string" calcext:value-type="string">
            <text:p>[-90,80]</text:p>
          </table:table-cell>
          <table:table-cell/>
          <table:table-cell office:value-type="string" calcext:value-type="string">
            <text:p>Contamina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 I 914.5 <text:s/></text:p>
          </table:table-cell>
          <table:table-cell office:value-type="float" office:value="87.108406" calcext:value-type="float">
            <text:p>87.108406</text:p>
          </table:table-cell>
          <table:table-cell office:value-type="float" office:value="8.4410925" calcext:value-type="float">
            <text:p>8.4410925</text:p>
          </table:table-cell>
          <table:table-cell table:number-columns-repeated="2"/>
          <table:table-cell office:value-type="float" office:value="16.766906" calcext:value-type="float">
            <text:p>16.766906</text:p>
          </table:table-cell>
          <table:table-cell office:value-type="float" office:value="0.032493875" calcext:value-type="float">
            <text:p>0.032493875</text:p>
          </table:table-cell>
          <table:table-cell office:value-type="string" calcext:value-type="string">
            <text:p>[-60,2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4.2 <text:s/></text:p>
          </table:table-cell>
          <table:table-cell office:value-type="float" office:value="83.677849" calcext:value-type="float">
            <text:p>83.677849</text:p>
          </table:table-cell>
          <table:table-cell office:value-type="float" office:value="8.5381908" calcext:value-type="float">
            <text:p>8.5381908</text:p>
          </table:table-cell>
          <table:table-cell table:number-columns-repeated="2"/>
          <table:table-cell office:value-type="float" office:value="16.797386" calcext:value-type="float">
            <text:p>16.797386</text:p>
          </table:table-cell>
          <table:table-cell office:value-type="float" office:value="0.032751605" calcext:value-type="float">
            <text:p>0.032751605</text:p>
          </table:table-cell>
          <table:table-cell office:value-type="string" calcext:value-type="string">
            <text:p>[-50,30]</text:p>
          </table:table-cell>
          <table:table-cell/>
          <table:table-cell office:value-type="string" calcext:value-type="string">
            <text:p>Boundary of higher Lyman lines is ambiguou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 I 914.0 <text:s/></text:p>
          </table:table-cell>
          <table:table-cell office:value-type="float" office:value="101.85062" calcext:value-type="float">
            <text:p>101.85062</text:p>
          </table:table-cell>
          <table:table-cell office:value-type="float" office:value="7.9509888" calcext:value-type="float">
            <text:p>7.9509888</text:p>
          </table:table-cell>
          <table:table-cell table:number-columns-repeated="2"/>
          <table:table-cell office:value-type="float" office:value="16.971964" calcext:value-type="float">
            <text:p>16.971964</text:p>
          </table:table-cell>
          <table:table-cell office:value-type="float" office:value="0.025566694" calcext:value-type="float">
            <text:p>0.025566694</text:p>
          </table:table-cell>
          <table:table-cell office:value-type="string" calcext:value-type="string">
            <text:p>[-50,3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8 <text:s/></text:p>
          </table:table-cell>
          <table:table-cell office:value-type="float" office:value="56.521893" calcext:value-type="float">
            <text:p>56.521893</text:p>
          </table:table-cell>
          <table:table-cell office:value-type="float" office:value="5.7783122" calcext:value-type="float">
            <text:p>5.7783122</text:p>
          </table:table-cell>
          <table:table-cell table:number-columns-repeated="2"/>
          <table:table-cell office:value-type="float" office:value="16.762867" calcext:value-type="float">
            <text:p>16.762867</text:p>
          </table:table-cell>
          <table:table-cell office:value-type="float" office:value="0.024950934" calcext:value-type="float">
            <text:p>0.024950934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6 <text:s/></text:p>
          </table:table-cell>
          <table:table-cell table:formula="of:=CONCATENATE(&quot;&lt;&quot;&amp;[.C25])" office:value-type="string" office:string-value="&lt;16" calcext:value-type="string">
            <text:p>&lt;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CONCATENATE(&quot;&lt;&quot;&amp;[.G25])" office:value-type="string" office:string-value="&lt;16.1" calcext:value-type="string">
            <text:p>&lt;16.1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4 <text:s/></text:p>
          </table:table-cell>
          <table:table-cell table:formula="of:=CONCATENATE(&quot;&lt;&quot;&amp;[.C26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&quot;&lt;&quot;&amp;[.G26])" office:value-type="string" office:string-value="&lt;16.3" calcext:value-type="string">
            <text:p>&lt;16.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3 <text:s/></text:p>
          </table:table-cell>
          <table:table-cell table:formula="of:=CONCATENATE(&quot;&lt;&quot;&amp;[.C27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CONCATENATE(&quot;&lt;&quot;&amp;[.G27])" office:value-type="string" office:string-value="&lt;16.3" calcext:value-type="string">
            <text:p>&lt;16.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2 <text:s/></text:p>
          </table:table-cell>
          <table:table-cell table:formula="of:=CONCATENATE(&quot;&lt;&quot;&amp;[.C28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CONCATENATE(&quot;&lt;&quot;&amp;[.G28])" office:value-type="string" office:string-value="&lt;16.3" calcext:value-type="string">
            <text:p>&lt;16.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1 <text:s/></text:p>
          </table:table-cell>
          <table:table-cell table:formula="of:=CONCATENATE(&quot;&lt;&quot;&amp;[.C29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CONCATENATE(&quot;&lt;&quot;&amp;[.G29])" office:value-type="string" office:string-value="&lt;16.4" calcext:value-type="string">
            <text:p>&lt;16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0 <text:s/></text:p>
          </table:table-cell>
          <table:table-cell table:formula="of:=CONCATENATE(&quot;&lt;&quot;&amp;[.C30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CONCATENATE(&quot;&lt;&quot;&amp;[.G30])" office:value-type="string" office:string-value="&lt;16.4" calcext:value-type="string">
            <text:p>&lt;16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2.9 <text:s/></text:p>
          </table:table-cell>
          <table:table-cell table:formula="of:=CONCATENATE(&quot;&lt;&quot;&amp;[.C31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&quot;&lt;&quot;&amp;[.G31])" office:value-type="string" office:string-value="&lt;16.5" calcext:value-type="string">
            <text:p>&lt;16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2.8 <text:s/></text:p>
          </table:table-cell>
          <table:table-cell table:formula="of:=CONCATENATE(&quot;&lt;&quot;&amp;[.C32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&quot;&lt;&quot;&amp;[.G32])" office:value-type="string" office:string-value="&lt;16.6" calcext:value-type="string">
            <text:p>&lt;16.6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2.76 </text:p>
          </table:table-cell>
          <table:table-cell table:formula="of:=CONCATENATE(&quot;&lt;&quot;&amp;[.C33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&quot;&lt;&quot;&amp;[.G33])" office:value-type="string" office:string-value="&lt;16.6" calcext:value-type="string">
            <text:p>&lt;16.6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2.70 </text:p>
          </table:table-cell>
          <table:table-cell table:formula="of:=CONCATENATE(&quot;&lt;&quot;&amp;[.C34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&quot;&lt;&quot;&amp;[.G34])" office:value-type="string" office:string-value="&lt;16.6" calcext:value-type="string">
            <text:p>&lt;16.6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2.6 <text:s/></text:p>
          </table:table-cell>
          <table:table-cell table:formula="of:=CONCATENATE(&quot;&lt;&quot;&amp;[.C35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CONCATENATE(&quot;&lt;&quot;&amp;[.G35])" office:value-type="string" office:string-value="&lt;16.7" calcext:value-type="string">
            <text:p>&lt;16.7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[-30,1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</text:p>
          </table:table-cell>
          <table:table-cell table:number-columns-repeated="2"/>
          <table:table-cell office:value-type="float" office:value="24.41906" calcext:value-type="float">
            <text:p>24.41906</text:p>
          </table:table-cell>
          <table:table-cell office:value-type="float" office:value="0.35597" calcext:value-type="float">
            <text:p>0.35597</text:p>
          </table:table-cell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 I 584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 I 537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II 903.9 </text:p>
          </table:table-cell>
          <table:table-cell office:value-type="float" office:value="109.48693" calcext:value-type="float">
            <text:p>109.48693</text:p>
          </table:table-cell>
          <table:table-cell office:value-type="float" office:value="6.5261912" calcext:value-type="float">
            <text:p>6.5261912</text:p>
          </table:table-cell>
          <table:table-cell table:number-columns-repeated="2"/>
          <table:table-cell office:value-type="float" office:value="13.785761" calcext:value-type="float">
            <text:p>13.785761</text:p>
          </table:table-cell>
          <table:table-cell office:value-type="float" office:value="0.017054265" calcext:value-type="float">
            <text:p>0.017054265</text:p>
          </table:table-cell>
          <table:table-cell office:value-type="string" calcext:value-type="string">
            <text:p>[-30,6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 II 903.6 </text:p>
          </table:table-cell>
          <table:table-cell office:value-type="float" office:value="75.677254" calcext:value-type="float">
            <text:p>75.677254</text:p>
          </table:table-cell>
          <table:table-cell office:value-type="float" office:value="6.0920787" calcext:value-type="float">
            <text:p>6.0920787</text:p>
          </table:table-cell>
          <table:table-cell table:number-columns-repeated="2"/>
          <table:table-cell office:value-type="float" office:value="13.889062" calcext:value-type="float">
            <text:p>13.889062</text:p>
          </table:table-cell>
          <table:table-cell office:value-type="float" office:value="0.018304752" calcext:value-type="float">
            <text:p>0.018304752</text:p>
          </table:table-cell>
          <table:table-cell office:value-type="string" calcext:value-type="string">
            <text:p>[-50,2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 II 1334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II 1036 <text:s/></text:p>
          </table:table-cell>
          <table:table-cell office:value-type="float" office:value="46.02438" calcext:value-type="float">
            <text:p>46.02438</text:p>
          </table:table-cell>
          <table:table-cell office:value-type="float" office:value="7.7048187" calcext:value-type="float">
            <text:p>7.7048187</text:p>
          </table:table-cell>
          <table:table-cell table:number-columns-repeated="2"/>
          <table:table-cell office:value-type="float" office:value="13.644183" calcext:value-type="float">
            <text:p>13.644183</text:p>
          </table:table-cell>
          <table:table-cell office:value-type="float" office:value="0.033225508" calcext:value-type="float">
            <text:p>0.033225508</text:p>
          </table:table-cell>
          <table:table-cell office:value-type="string" calcext:value-type="string">
            <text:p>[-50,3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 II</text:p>
          </table:table-cell>
          <table:table-cell table:number-columns-repeated="2"/>
          <table:table-cell office:value-type="float" office:value="1.08737" calcext:value-type="float">
            <text:p>1.08737</text:p>
          </table:table-cell>
          <table:table-cell office:value-type="float" office:value="2.09942" calcext:value-type="float">
            <text:p>2.09942</text:p>
          </table:table-cell>
          <table:table-cell office:value-type="float" office:value="16.123478" calcext:value-type="float">
            <text:p>16.123478</text:p>
          </table:table-cell>
          <table:table-cell office:value-type="float" office:value="0.14535" calcext:value-type="float">
            <text:p>0.1453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 III 977 <text:s/></text:p>
          </table:table-cell>
          <table:table-cell office:value-type="float" office:value="250.69136" calcext:value-type="float">
            <text:p>250.69136</text:p>
          </table:table-cell>
          <table:table-cell office:value-type="float" office:value="7.5400476" calcext:value-type="float">
            <text:p>7.5400476</text:p>
          </table:table-cell>
          <table:table-cell table:number-columns-repeated="2"/>
          <table:table-cell office:value-type="float" office:value="13.901151" calcext:value-type="float">
            <text:p>13.901151</text:p>
          </table:table-cell>
          <table:table-cell office:value-type="float" office:value="0.035489411" calcext:value-type="float">
            <text:p>0.035489411</text:p>
          </table:table-cell>
          <table:table-cell office:value-type="string" calcext:value-type="string">
            <text:p>[-90,6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 III</text:p>
          </table:table-cell>
          <table:table-cell table:number-columns-repeated="2"/>
          <table:table-cell office:value-type="float" office:value="29.735" calcext:value-type="float">
            <text:p>29.735</text:p>
          </table:table-cell>
          <table:table-cell office:value-type="float" office:value="1.93761" calcext:value-type="float">
            <text:p>1.93761</text:p>
          </table:table-cell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 IV 1548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IV 1550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 II 1083 <text:s/></text:p>
          </table:table-cell>
          <table:table-cell office:value-type="string" calcext:value-type="string">
            <text:p>&lt;43</text:p>
          </table:table-cell>
          <table:table-cell office:value-type="float" office:value="42.353928" calcext:value-type="float">
            <text:p>42.353928</text:p>
          </table:table-cell>
          <table:table-cell table:number-columns-repeated="2"/>
          <table:table-cell office:value-type="string" calcext:value-type="string">
            <text:p>&lt;13.6</text:p>
          </table:table-cell>
          <table:table-cell office:value-type="float" office:value="13.596395" calcext:value-type="float">
            <text:p>13.596395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 II 915 <text:s text:c="2"/></text:p>
          </table:table-cell>
          <table:table-cell office:value-type="string" calcext:value-type="string">
            <text:p>&lt;25</text:p>
          </table:table-cell>
          <table:table-cell office:value-type="float" office:value="24.737381" calcext:value-type="float">
            <text:p>24.737381</text:p>
          </table:table-cell>
          <table:table-cell table:number-columns-repeated="2"/>
          <table:table-cell office:value-type="string" calcext:value-type="string">
            <text:p>&lt;13.4</text:p>
          </table:table-cell>
          <table:table-cell office:value-type="float" office:value="13.361674" calcext:value-type="float">
            <text:p>13.361674</text:p>
          </table:table-cell>
          <table:table-cell office:value-type="string" calcext:value-type="string">
            <text:p>[-57,2]</text:p>
          </table:table-cell>
          <table:table-cell/>
          <table:table-cell office:value-type="string" calcext:value-type="string">
            <text:p>Lies in the Lyman break reg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 III 989 <text:s/></text:p>
          </table:table-cell>
          <table:table-cell office:value-type="float" office:value="50.036224" calcext:value-type="float">
            <text:p>50.036224</text:p>
          </table:table-cell>
          <table:table-cell office:value-type="float" office:value="7.6936574" calcext:value-type="float">
            <text:p>7.6936574</text:p>
          </table:table-cell>
          <table:table-cell table:number-columns-repeated="2"/>
          <table:table-cell office:value-type="float" office:value="13.80886" calcext:value-type="float">
            <text:p>13.80886</text:p>
          </table:table-cell>
          <table:table-cell office:value-type="float" office:value="0.030687037" calcext:value-type="float">
            <text:p>0.030687037</text:p>
          </table:table-cell>
          <table:table-cell office:value-type="string" calcext:value-type="string">
            <text:p>[-30,6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 III 685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 III 684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 III <text:s/></text:p>
          </table:table-cell>
          <table:table-cell table:number-columns-repeated="2"/>
          <table:table-cell office:value-type="float" office:value="27.01445" calcext:value-type="float">
            <text:p>27.01445</text:p>
          </table:table-cell>
          <table:table-cell office:value-type="float" office:value="6.1974" calcext:value-type="float">
            <text:p>6.1974</text:p>
          </table:table-cell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 IV 765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 V 1238 <text:s text:c="2"/></text:p>
          </table:table-cell>
          <table:table-cell office:value-type="string" calcext:value-type="string">
            <text:p>&lt;94</text:p>
          </table:table-cell>
          <table:table-cell office:value-type="float" office:value="93.200035" calcext:value-type="float">
            <text:p>93.200035</text:p>
          </table:table-cell>
          <table:table-cell table:number-columns-repeated="2"/>
          <table:table-cell office:value-type="string" calcext:value-type="string">
            <text:p>&lt;13.7</text:p>
          </table:table-cell>
          <table:table-cell office:value-type="float" office:value="13.64031" calcext:value-type="float">
            <text:p>13.64031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 V 1242 <text:s text:c="2"/></text:p>
          </table:table-cell>
          <table:table-cell office:value-type="string" calcext:value-type="string">
            <text:p>&lt;98</text:p>
          </table:table-cell>
          <table:table-cell office:value-type="float" office:value="97.624374" calcext:value-type="float">
            <text:p>97.624374</text:p>
          </table:table-cell>
          <table:table-cell table:number-columns-repeated="2"/>
          <table:table-cell office:value-type="string" calcext:value-type="string">
            <text:p>&lt;14.0</text:p>
          </table:table-cell>
          <table:table-cell office:value-type="float" office:value="13.960191" calcext:value-type="float">
            <text:p>13.960191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 III 702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 IV 554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 IV 553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 IV 608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 IV 787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 V 629 <text:s text:c="3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 VI 1031 <text:s/></text:p>
          </table:table-cell>
          <table:table-cell office:value-type="float" office:value="204.24377" calcext:value-type="float">
            <text:p>204.24377</text:p>
          </table:table-cell>
          <table:table-cell office:value-type="float" office:value="11.226499" calcext:value-type="float">
            <text:p>11.226499</text:p>
          </table:table-cell>
          <table:table-cell table:number-columns-repeated="2"/>
          <table:table-cell office:value-type="float" office:value="14.328987" calcext:value-type="float">
            <text:p>14.328987</text:p>
          </table:table-cell>
          <table:table-cell office:value-type="float" office:value="0.022603674" calcext:value-type="float">
            <text:p>0.022603674</text:p>
          </table:table-cell>
          <table:table-cell office:value-type="string" calcext:value-type="string">
            <text:p>[-9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 VI 1037 <text:s/></text:p>
          </table:table-cell>
          <table:table-cell office:value-type="float" office:value="114.43613" calcext:value-type="float">
            <text:p>114.43613</text:p>
          </table:table-cell>
          <table:table-cell office:value-type="float" office:value="11.949412" calcext:value-type="float">
            <text:p>11.949412</text:p>
          </table:table-cell>
          <table:table-cell table:number-columns-repeated="2"/>
          <table:table-cell office:value-type="float" office:value="14.344807" calcext:value-type="float">
            <text:p>14.344807</text:p>
          </table:table-cell>
          <table:table-cell office:value-type="float" office:value="0.032895129" calcext:value-type="float">
            <text:p>0.032895129</text:p>
          </table:table-cell>
          <table:table-cell office:value-type="string" calcext:value-type="string">
            <text:p>[-9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 VI </text:p>
          </table:table-cell>
          <table:table-cell table:number-columns-repeated="2"/>
          <table:table-cell office:value-type="float" office:value="51.73376" calcext:value-type="float">
            <text:p>51.73376</text:p>
          </table:table-cell>
          <table:table-cell office:value-type="float" office:value="3.61867" calcext:value-type="float">
            <text:p>3.61867</text:p>
          </table:table-cell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 V 568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 VI 558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 VIII 7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 VIII 7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g II 1240 </text:p>
          </table:table-cell>
          <table:table-cell office:value-type="float" office:value="72.536751" calcext:value-type="float">
            <text:p>72.536751</text:p>
          </table:table-cell>
          <table:table-cell office:value-type="float" office:value="20.315321" calcext:value-type="float">
            <text:p>20.315321</text:p>
          </table:table-cell>
          <table:table-cell table:number-columns-repeated="2"/>
          <table:table-cell office:value-type="float" office:value="16.696996" calcext:value-type="float">
            <text:p>16.696996</text:p>
          </table:table-cell>
          <table:table-cell office:value-type="float" office:value="0.14971506" calcext:value-type="float">
            <text:p>0.14971506</text:p>
          </table:table-cell>
          <table:table-cell office:value-type="string" calcext:value-type="string">
            <text:p>[-30,6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g II 1239 </text:p>
          </table:table-cell>
          <table:table-cell office:value-type="string" calcext:value-type="string">
            <text:p>&lt;65</text:p>
          </table:table-cell>
          <table:table-cell office:value-type="float" office:value="64.31237" calcext:value-type="float">
            <text:p>64.31237</text:p>
          </table:table-cell>
          <table:table-cell table:number-columns-repeated="2"/>
          <table:table-cell office:value-type="string" calcext:value-type="string">
            <text:p>&lt;16.3</text:p>
          </table:table-cell>
          <table:table-cell office:value-type="float" office:value="16.247803" calcext:value-type="float">
            <text:p>16.247803</text:p>
          </table:table-cell>
          <table:table-cell office:value-type="string" calcext:value-type="string">
            <text:p>[-30,60]</text:p>
          </table:table-cell>
          <table:table-cell/>
          <table:table-cell office:value-type="string" calcext:value-type="string">
            <text:p>Probably no Mg II because strength of 1239 &gt; 12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 II 1670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 II 1526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 II 1304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 II 1260 </text:p>
          </table:table-cell>
          <table:table-cell office:value-type="string" calcext:value-type="string">
            <text:p>&lt;135</text:p>
          </table:table-cell>
          <table:table-cell office:value-type="float" office:value="134.46783" calcext:value-type="float">
            <text:p>134.467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908516" calcext:value-type="float">
            <text:p>12.908516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I 1193 </text:p>
          </table:table-cell>
          <table:table-cell office:value-type="string" calcext:value-type="string">
            <text:p>&lt;82</text:p>
          </table:table-cell>
          <table:table-cell office:value-type="float" office:value="81.130249" calcext:value-type="float">
            <text:p>81.1302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043579" calcext:value-type="float">
            <text:p>13.043579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I 1190 </text:p>
          </table:table-cell>
          <table:table-cell office:value-type="string" calcext:value-type="string">
            <text:p>&lt;82</text:p>
          </table:table-cell>
          <table:table-cell office:value-type="float" office:value="81.426476" calcext:value-type="float">
            <text:p>81.4264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346797" calcext:value-type="float">
            <text:p>13.346797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I 1020 </text:p>
          </table:table-cell>
          <table:table-cell office:value-type="string" calcext:value-type="string">
            <text:p>&lt;55</text:p>
          </table:table-cell>
          <table:table-cell office:value-type="float" office:value="54.562286" calcext:value-type="float">
            <text:p>54.5622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546599" calcext:value-type="float">
            <text:p>14.546599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Taken as non-detection, maybe contamination, very less strengt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 II 989 <text:s/></text:p>
          </table:table-cell>
          <table:table-cell office:value-type="float" office:value="54.491867" calcext:value-type="float">
            <text:p>54.491867</text:p>
          </table:table-cell>
          <table:table-cell office:value-type="float" office:value="8.4156933" calcext:value-type="float">
            <text:p>8.4156933</text:p>
          </table:table-cell>
          <table:table-cell table:number-columns-repeated="2"/>
          <table:table-cell office:value-type="float" office:value="13.635847" calcext:value-type="float">
            <text:p>13.635847</text:p>
          </table:table-cell>
          <table:table-cell office:value-type="float" office:value="0.032744407" calcext:value-type="float">
            <text:p>0.032744407</text:p>
          </table:table-cell>
          <table:table-cell office:value-type="string" calcext:value-type="string">
            <text:p>[-80,30]</text:p>
          </table:table-cell>
          <table:table-cell/>
          <table:table-cell office:value-type="string" calcext:value-type="string">
            <text:p>Taken as detection but looks like contamina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 III 1206</text:p>
          </table:table-cell>
          <table:table-cell office:value-type="float" office:value="282.30573" calcext:value-type="float">
            <text:p>282.30573</text:p>
          </table:table-cell>
          <table:table-cell office:value-type="float" office:value="19.373686" calcext:value-type="float">
            <text:p>19.373686</text:p>
          </table:table-cell>
          <table:table-cell table:number-columns-repeated="2"/>
          <table:table-cell office:value-type="float" office:value="13.425318" calcext:value-type="float">
            <text:p>13.425318</text:p>
          </table:table-cell>
          <table:table-cell office:value-type="float" office:value="0.26455895" calcext:value-type="float">
            <text:p>0.26455895</text:p>
          </table:table-cell>
          <table:table-cell office:value-type="string" calcext:value-type="string">
            <text:p>[-70,70]</text:p>
          </table:table-cell>
          <table:table-cell/>
          <table:table-cell office:value-type="string" calcext:value-type="string">
            <text:p>Very strong line (strengthwise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 III</text:p>
          </table:table-cell>
          <table:table-cell table:number-columns-repeated="2"/>
          <table:table-cell office:value-type="float" office:value="28.25392" calcext:value-type="float">
            <text:p>28.25392</text:p>
          </table:table-cell>
          <table:table-cell office:value-type="float" office:value="2.972" calcext:value-type="float">
            <text:p>2.972</text:p>
          </table:table-cell>
          <table:table-cell office:value-type="float" office:value="13.505993" calcext:value-type="float">
            <text:p>13.505993</text:p>
          </table:table-cell>
          <table:table-cell office:value-type="float" office:value="0.069926" calcext:value-type="float">
            <text:p>0.06992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 IV 1393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 IV 1402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 II 1259 <text:s/></text:p>
          </table:table-cell>
          <table:table-cell office:value-type="float" office:value="688.4184" calcext:value-type="float">
            <text:p>688.4184</text:p>
          </table:table-cell>
          <table:table-cell office:value-type="float" office:value="28.53577" calcext:value-type="float">
            <text:p>28.53577</text:p>
          </table:table-cell>
          <table:table-cell table:number-columns-repeated="2"/>
          <table:table-cell office:value-type="string" calcext:value-type="string">
            <text:p>&gt;15.8</text:p>
          </table:table-cell>
          <table:table-cell office:value-type="float" office:value="423.71316" calcext:value-type="float">
            <text:p>423.71316</text:p>
          </table:table-cell>
          <table:table-cell office:value-type="string" calcext:value-type="string">
            <text:p>[-130,90]</text:p>
          </table:table-cell>
          <table:table-cell/>
          <table:table-cell office:value-type="string" calcext:value-type="string">
            <text:p><text:s/>It could be contamination as other S II lines are absen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 II 1253 <text:s/></text:p>
          </table:table-cell>
          <table:table-cell office:value-type="string" calcext:value-type="string">
            <text:p>&lt;100</text:p>
          </table:table-cell>
          <table:table-cell office:value-type="float" office:value="99.649361" calcext:value-type="float">
            <text:p>99.649361</text:p>
          </table:table-cell>
          <table:table-cell table:number-columns-repeated="2"/>
          <table:table-cell office:value-type="string" calcext:value-type="string">
            <text:p>&lt;14.9</text:p>
          </table:table-cell>
          <table:table-cell office:value-type="float" office:value="14.818192" calcext:value-type="float">
            <text:p>14.818192</text:p>
          </table:table-cell>
          <table:table-cell office:value-type="string" calcext:value-type="string">
            <text:p>[-130,9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II 1250 <text:s/></text:p>
          </table:table-cell>
          <table:table-cell office:value-type="string" calcext:value-type="string">
            <text:p>&lt;102</text:p>
          </table:table-cell>
          <table:table-cell office:value-type="float" office:value="102.50107" calcext:value-type="float">
            <text:p>102.50107</text:p>
          </table:table-cell>
          <table:table-cell table:number-columns-repeated="2"/>
          <table:table-cell office:value-type="string" calcext:value-type="string">
            <text:p>&lt;15.2</text:p>
          </table:table-cell>
          <table:table-cell office:value-type="float" office:value="15.132679" calcext:value-type="float">
            <text:p>15.132679</text:p>
          </table:table-cell>
          <table:table-cell office:value-type="string" calcext:value-type="string">
            <text:p>[-130,9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III 1190 </text:p>
          </table:table-cell>
          <table:table-cell office:value-type="string" calcext:value-type="string">
            <text:p>&lt;82</text:p>
          </table:table-cell>
          <table:table-cell office:value-type="float" office:value="81.328583" calcext:value-type="float">
            <text:p>81.328583</text:p>
          </table:table-cell>
          <table:table-cell table:number-columns-repeated="2"/>
          <table:table-cell office:value-type="string" calcext:value-type="string">
            <text:p>&lt;14.5</text:p>
          </table:table-cell>
          <table:table-cell office:value-type="float" office:value="14.466043" calcext:value-type="float">
            <text:p>14.466043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III 1012 </text:p>
          </table:table-cell>
          <table:table-cell office:value-type="string" calcext:value-type="string">
            <text:p>&lt;40</text:p>
          </table:table-cell>
          <table:table-cell office:value-type="float" office:value="39.721329" calcext:value-type="float">
            <text:p>39.721329</text:p>
          </table:table-cell>
          <table:table-cell table:number-columns-repeated="2"/>
          <table:table-cell office:value-type="string" calcext:value-type="string">
            <text:p>&lt;14.1</text:p>
          </table:table-cell>
          <table:table-cell office:value-type="float" office:value="14.090815" calcext:value-type="float">
            <text:p>14.090815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IV 1062 <text:s/></text:p>
          </table:table-cell>
          <table:table-cell office:value-type="string" calcext:value-type="string">
            <text:p>&lt;40</text:p>
          </table:table-cell>
          <table:table-cell office:value-type="float" office:value="39.457047" calcext:value-type="float">
            <text:p>39.457047</text:p>
          </table:table-cell>
          <table:table-cell table:number-columns-repeated="2"/>
          <table:table-cell office:value-type="string" calcext:value-type="string">
            <text:p>&lt;14.0</text:p>
          </table:table-cell>
          <table:table-cell office:value-type="float" office:value="13.994194" calcext:value-type="float">
            <text:p>13.994194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IV 748 <text:s text:c="2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 V 786 <text:s text:c="3"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 VI 944 <text:s text:c="2"/></text:p>
          </table:table-cell>
          <table:table-cell office:value-type="string" calcext:value-type="string">
            <text:p>&lt;38</text:p>
          </table:table-cell>
          <table:table-cell office:value-type="float" office:value="37.165806" calcext:value-type="float">
            <text:p>37.165806</text:p>
          </table:table-cell>
          <table:table-cell table:number-columns-repeated="2"/>
          <table:table-cell office:value-type="string" calcext:value-type="string">
            <text:p>&lt;13.4</text:p>
          </table:table-cell>
          <table:table-cell office:value-type="float" office:value="13.333875" calcext:value-type="float">
            <text:p>13.333875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VI 933 <text:s text:c="2"/></text:p>
          </table:table-cell>
          <table:table-cell office:value-type="string" calcext:value-type="string">
            <text:p>&lt;57</text:p>
          </table:table-cell>
          <table:table-cell office:value-type="float" office:value="56.723389" calcext:value-type="float">
            <text:p>56.723389</text:p>
          </table:table-cell>
          <table:table-cell table:number-columns-repeated="2"/>
          <table:table-cell office:value-type="string" calcext:value-type="string">
            <text:p>&lt;13.3</text:p>
          </table:table-cell>
          <table:table-cell office:value-type="float" office:value="13.221626" calcext:value-type="float">
            <text:p>13.221626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Heavily ruined by emission 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 I 1347 <text:s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 III 12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 II 1260 </text:p>
          </table:table-cell>
          <table:table-cell office:value-type="string" calcext:value-type="string">
            <text:p>&lt;137</text:p>
          </table:table-cell>
          <table:table-cell office:value-type="float" office:value="136.18312" calcext:value-type="float">
            <text:p>136.18312</text:p>
          </table:table-cell>
          <table:table-cell table:number-columns-repeated="2"/>
          <table:table-cell office:value-type="string" calcext:value-type="string">
            <text:p>&lt;14.6</text:p>
          </table:table-cell>
          <table:table-cell office:value-type="float" office:value="14.587887" calcext:value-type="float">
            <text:p>14.587887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e II 1144 </text:p>
          </table:table-cell>
          <table:table-cell office:value-type="string" calcext:value-type="string">
            <text:p>&lt;75</text:p>
          </table:table-cell>
          <table:table-cell office:value-type="float" office:value="74.723129" calcext:value-type="float">
            <text:p>74.723129</text:p>
          </table:table-cell>
          <table:table-cell table:number-columns-repeated="2"/>
          <table:table-cell office:value-type="string" calcext:value-type="string">
            <text:p>&lt;13.9</text:p>
          </table:table-cell>
          <table:table-cell office:value-type="float" office:value="13.889625" calcext:value-type="float">
            <text:p>13.889625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e III 1122</text:p>
          </table:table-cell>
          <table:table-cell office:value-type="string" calcext:value-type="string">
            <text:p>&lt;70</text:p>
          </table:table-cell>
          <table:table-cell office:value-type="float" office:value="69.238747" calcext:value-type="float">
            <text:p>69.238747</text:p>
          </table:table-cell>
          <table:table-cell table:number-columns-repeated="2"/>
          <table:table-cell office:value-type="string" calcext:value-type="string">
            <text:p>&lt;14.1</text:p>
          </table:table-cell>
          <table:table-cell office:value-type="float" office:value="14.057171" calcext:value-type="float">
            <text:p>14.057171</text:p>
          </table:table-cell>
          <table:table-cell office:value-type="string" calcext:value-type="string">
            <text:p>[-100,100]</text:p>
          </table:table-cell>
          <table:table-cell table:number-columns-repeated="1013"/>
        </table:table-row>
        <table:table-row table:style-name="ro2" table:number-rows-repeated="104847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008" table:default-cell-style-name="ce2"/>
        <table:table-row table:style-name="ro1">
          <table:table-cell table:style-name="ce1" table:number-columns-repeated="5"/>
          <table:table-cell table:style-name="ce1" office:value-type="string" calcext:value-type="string">
            <text:p>Cross check by Sir</text:p>
          </table:table-cell>
          <table:table-cell table:style-name="ce1" table:number-columns-repeated="5"/>
          <table:table-cell table:style-name="ce1" office:value-type="string" calcext:value-type="string" table:number-columns-spanned="2" table:number-rows-spanned="1">
            <text:p><text:span text:style-name="T1">z</text:span><text:span text:style-name="T2">abs</text:span> = 0.39916 (C II 903.9)</text:p>
          </table:table-cell>
          <table:covered-table-cell table:style-name="ce1"/>
          <table:table-cell/>
          <table:table-cell table:style-name="ce1"/>
          <table:table-cell table:number-columns-repeated="1008"/>
        </table:table-row>
        <table:table-row table:style-name="ro2">
          <table:table-cell table:style-name="ce1" table:number-columns-repeated="13"/>
          <table:table-cell/>
          <table:table-cell table:style-name="ce1"/>
          <table:table-cell table:number-columns-repeated="1008"/>
        </table:table-row>
        <table:table-row table:style-name="ro2">
          <table:table-cell table:style-name="ce1" office:value-type="string" calcext:value-type="string">
            <text:p>Ion</text:p>
          </table:table-cell>
          <table:table-cell table:style-name="ce1" office:value-type="string" calcext:value-type="string">
            <text:p>w (mA)</text:p>
          </table:table-cell>
          <table:table-cell table:style-name="ce1" office:value-type="string" calcext:value-type="string">
            <text:p>sigma_w (mA)</text:p>
          </table:table-cell>
          <table:table-cell table:style-name="ce1" office:value-type="string" calcext:value-type="string">
            <text:p>w (mA) sir</text:p>
          </table:table-cell>
          <table:table-cell table:style-name="ce1" office:value-type="string" calcext:value-type="string">
            <text:p>sigma_w (mA) sir</text:p>
          </table:table-cell>
          <table:table-cell table:style-name="ce1" office:value-type="string" calcext:value-type="string">
            <text:p>v (km/s) sir</text:p>
          </table:table-cell>
          <table:table-cell table:style-name="ce1" office:value-type="string" calcext:value-type="string">
            <text:p>b (km/s)</text:p>
          </table:table-cell>
          <table:table-cell table:style-name="ce1" office:value-type="string" calcext:value-type="string">
            <text:p>sigma_b (km/s)</text:p>
          </table:table-cell>
          <table:table-cell table:style-name="ce1" office:value-type="string" calcext:value-type="string">
            <text:p>Na sir</text:p>
          </table:table-cell>
          <table:table-cell table:style-name="ce1" office:value-type="string" calcext:value-type="string">
            <text:p>sigma_Na sir</text:p>
          </table:table-cell>
          <table:table-cell table:style-name="ce1" office:value-type="string" calcext:value-type="string">
            <text:p>Na (cm^-2)</text:p>
          </table:table-cell>
          <table:table-cell table:style-name="ce1" office:value-type="string" calcext:value-type="string">
            <text:p>sigma_Na (cm^-2)</text:p>
          </table:table-cell>
          <table:table-cell table:style-name="ce1" office:value-type="string" calcext:value-type="string">
            <text:p>v (km/s)</text:p>
          </table:table-cell>
          <table:table-cell/>
          <table:table-cell table:style-name="ce1" office:value-type="string" calcext:value-type="string">
            <text:p>Remarks</text:p>
          </table:table-cell>
          <table:table-cell table:number-columns-repeated="1008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H I 1215 <text:s text:c="2"/></text:p>
          </table:table-cell>
          <table:table-cell office:value-type="float" office:value="788.53497" calcext:value-type="float">
            <text:p>788.53497</text:p>
          </table:table-cell>
          <table:table-cell office:value-type="float" office:value="19.114941" calcext:value-type="float">
            <text:p>19.114941</text:p>
          </table:table-cell>
          <table:table-cell table:number-columns-repeated="7"/>
          <table:table-cell office:value-type="string" calcext:value-type="string">
            <text:p>&gt;14.4</text:p>
          </table:table-cell>
          <table:table-cell office:value-type="float" office:value="2665.3048" calcext:value-type="float">
            <text:p>2665.3048</text:p>
          </table:table-cell>
          <table:table-cell office:value-type="string" calcext:value-type="string">
            <text:p>[-130,1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1025 <text:s text:c="2"/></text:p>
          </table:table-cell>
          <table:table-cell office:value-type="float" office:value="514.26404" calcext:value-type="float">
            <text:p>514.26404</text:p>
          </table:table-cell>
          <table:table-cell office:value-type="float" office:value="12.258232" calcext:value-type="float">
            <text:p>12.258232</text:p>
          </table:table-cell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130,110]</text:p>
          </table:table-cell>
          <table:table-cell table:number-columns-repeated="4"/>
          <table:table-cell office:value-type="string" calcext:value-type="string">
            <text:p>&gt;15.2</text:p>
          </table:table-cell>
          <table:table-cell office:value-type="float" office:value="0.14156199" calcext:value-type="float">
            <text:p>0.14156199</text:p>
          </table:table-cell>
          <table:table-cell office:value-type="string" calcext:value-type="string">
            <text:p>[-120,13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72 <text:s text:c="3"/></text:p>
          </table:table-cell>
          <table:table-cell office:value-type="float" office:value="366.19827" calcext:value-type="float">
            <text:p>366.19827</text:p>
          </table:table-cell>
          <table:table-cell office:value-type="float" office:value="9.6356564" calcext:value-type="float">
            <text:p>9.6356564</text:p>
          </table:table-cell>
          <table:table-cell table:number-columns-repeated="2"/>
          <table:table-cell office:value-type="string" calcext:value-type="string">
            <text:p>[-130,110]</text:p>
          </table:table-cell>
          <table:table-cell table:number-columns-repeated="4"/>
          <table:table-cell office:value-type="string" calcext:value-type="string">
            <text:p>&gt;15.5</text:p>
          </table:table-cell>
          <table:table-cell office:value-type="float" office:value="0.084532604" calcext:value-type="float">
            <text:p>0.084532604</text:p>
          </table:table-cell>
          <table:table-cell office:value-type="string" calcext:value-type="string">
            <text:p>[-120,13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49 <text:s text:c="3"/></text:p>
          </table:table-cell>
          <table:table-cell office:value-type="float" office:value="299.15619" calcext:value-type="float">
            <text:p>299.15619</text:p>
          </table:table-cell>
          <table:table-cell office:value-type="float" office:value="6.9454465" calcext:value-type="float">
            <text:p>6.9454465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-130,110]</text:p>
          </table:table-cell>
          <table:table-cell table:number-columns-repeated="4"/>
          <table:table-cell office:value-type="string" calcext:value-type="string">
            <text:p>&gt;15.8</text:p>
          </table:table-cell>
          <table:table-cell office:value-type="float" office:value="0.067804437" calcext:value-type="float">
            <text:p>0.067804437</text:p>
          </table:table-cell>
          <table:table-cell office:value-type="string" calcext:value-type="string">
            <text:p>[-70,8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37 <text:s text:c="3"/></text:p>
          </table:table-cell>
          <table:table-cell office:value-type="float" office:value="271.96188" calcext:value-type="float">
            <text:p>271.96188</text:p>
          </table:table-cell>
          <table:table-cell office:value-type="float" office:value="13.225439" calcext:value-type="float">
            <text:p>13.225439</text:p>
          </table:table-cell>
          <table:table-cell table:number-columns-repeated="7"/>
          <table:table-cell office:value-type="string" calcext:value-type="string">
            <text:p>&gt;15.9</text:p>
          </table:table-cell>
          <table:table-cell office:value-type="float" office:value="0.1109296" calcext:value-type="float">
            <text:p>0.1109296</text:p>
          </table:table-cell>
          <table:table-cell office:value-type="string" calcext:value-type="string">
            <text:p>[-80,9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30 <text:s text:c="3"/></text:p>
          </table:table-cell>
          <table:table-cell office:value-type="float" office:value="-2605.7488" calcext:value-type="float">
            <text:p>-2605.7488</text:p>
          </table:table-cell>
          <table:table-cell office:value-type="float" office:value="24.109308" calcext:value-type="float">
            <text:p>24.109308</text:p>
          </table:table-cell>
          <table:table-cell table:number-columns-repeated="7"/>
          <table:table-cell office:value-type="string" calcext:value-type="string">
            <text:p>NaN</text:p>
          </table:table-cell>
          <table:table-cell office:value-type="float" office:value="-0.0004496328" calcext:value-type="float">
            <text:p>-0.0004496328</text:p>
          </table:table-cell>
          <table:table-cell office:value-type="string" calcext:value-type="string">
            <text:p>[-80,90]</text:p>
          </table:table-cell>
          <table:table-cell/>
          <table:table-cell office:value-type="string" calcext:value-type="string">
            <text:p>Contaminated by emission lin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 I 926 <text:s text:c="3"/></text:p>
          </table:table-cell>
          <table:table-cell office:value-type="float" office:value="229.09894" calcext:value-type="float">
            <text:p>229.09894</text:p>
          </table:table-cell>
          <table:table-cell office:value-type="float" office:value="6.8670549" calcext:value-type="float">
            <text:p>6.8670549</text:p>
          </table:table-cell>
          <table:table-cell table:number-columns-repeated="7"/>
          <table:table-cell office:value-type="float" office:value="16.276527" calcext:value-type="float">
            <text:p>16.276527</text:p>
          </table:table-cell>
          <table:table-cell office:value-type="float" office:value="0.032538593" calcext:value-type="float">
            <text:p>0.032538593</text:p>
          </table:table-cell>
          <table:table-cell office:value-type="string" calcext:value-type="string">
            <text:p>[-70,8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23 <text:s text:c="3"/></text:p>
          </table:table-cell>
          <table:table-cell office:value-type="float" office:value="201.12015" calcext:value-type="float">
            <text:p>201.12015</text:p>
          </table:table-cell>
          <table:table-cell office:value-type="float" office:value="7.0272064" calcext:value-type="float">
            <text:p>7.0272064</text:p>
          </table:table-cell>
          <table:table-cell table:number-columns-repeated="7"/>
          <table:table-cell office:value-type="float" office:value="16.355446" calcext:value-type="float">
            <text:p>16.355446</text:p>
          </table:table-cell>
          <table:table-cell office:value-type="float" office:value="0.026501304" calcext:value-type="float">
            <text:p>0.026501304</text:p>
          </table:table-cell>
          <table:table-cell office:value-type="string" calcext:value-type="string">
            <text:p>[-90,4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20 <text:s text:c="3"/></text:p>
          </table:table-cell>
          <table:table-cell office:value-type="float" office:value="202.04384" calcext:value-type="float">
            <text:p>202.04384</text:p>
          </table:table-cell>
          <table:table-cell office:value-type="float" office:value="7.8928275" calcext:value-type="float">
            <text:p>7.8928275</text:p>
          </table:table-cell>
          <table:table-cell table:number-columns-repeated="7"/>
          <table:table-cell office:value-type="float" office:value="16.502893" calcext:value-type="float">
            <text:p>16.502893</text:p>
          </table:table-cell>
          <table:table-cell office:value-type="float" office:value="0.032356178" calcext:value-type="float">
            <text:p>0.032356178</text:p>
          </table:table-cell>
          <table:table-cell office:value-type="string" calcext:value-type="string">
            <text:p>[-90,4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9 <text:s text:c="3"/></text:p>
          </table:table-cell>
          <table:table-cell office:value-type="float" office:value="181.38254" calcext:value-type="float">
            <text:p>181.38254</text:p>
          </table:table-cell>
          <table:table-cell office:value-type="float" office:value="10.192491" calcext:value-type="float">
            <text:p>10.192491</text:p>
          </table:table-cell>
          <table:table-cell table:number-columns-repeated="7"/>
          <table:table-cell office:value-type="float" office:value="16.538309" calcext:value-type="float">
            <text:p>16.538309</text:p>
          </table:table-cell>
          <table:table-cell office:value-type="float" office:value="0.039700832" calcext:value-type="float">
            <text:p>0.039700832</text:p>
          </table:table-cell>
          <table:table-cell office:value-type="string" calcext:value-type="string">
            <text:p>[-90,4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8 <text:s text:c="3"/></text:p>
          </table:table-cell>
          <table:table-cell office:value-type="float" office:value="171.78122" calcext:value-type="float">
            <text:p>171.78122</text:p>
          </table:table-cell>
          <table:table-cell office:value-type="float" office:value="10.289573" calcext:value-type="float">
            <text:p>10.289573</text:p>
          </table:table-cell>
          <table:table-cell table:number-columns-repeated="7"/>
          <table:table-cell office:value-type="float" office:value="16.640205" calcext:value-type="float">
            <text:p>16.640205</text:p>
          </table:table-cell>
          <table:table-cell office:value-type="float" office:value="0.042431307" calcext:value-type="float">
            <text:p>0.042431307</text:p>
          </table:table-cell>
          <table:table-cell office:value-type="string" calcext:value-type="string">
            <text:p>[-90,4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7 <text:s text:c="3"/></text:p>
          </table:table-cell>
          <table:table-cell office:value-type="float" office:value="146.70053" calcext:value-type="float">
            <text:p>146.70053</text:p>
          </table:table-cell>
          <table:table-cell office:value-type="float" office:value="9.4318132" calcext:value-type="float">
            <text:p>9.4318132</text:p>
          </table:table-cell>
          <table:table-cell table:number-columns-repeated="7"/>
          <table:table-cell office:value-type="float" office:value="16.676233" calcext:value-type="float">
            <text:p>16.676233</text:p>
          </table:table-cell>
          <table:table-cell office:value-type="float" office:value="0.040680655" calcext:value-type="float">
            <text:p>0.040680655</text:p>
          </table:table-cell>
          <table:table-cell office:value-type="string" calcext:value-type="string">
            <text:p>[-60,5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6.4 <text:s/></text:p>
          </table:table-cell>
          <table:table-cell office:value-type="float" office:value="158.90515" calcext:value-type="float">
            <text:p>158.90515</text:p>
          </table:table-cell>
          <table:table-cell office:value-type="float" office:value="9.3559313" calcext:value-type="float">
            <text:p>9.3559313</text:p>
          </table:table-cell>
          <table:table-cell table:number-columns-repeated="7"/>
          <table:table-cell office:value-type="float" office:value="16.813562" calcext:value-type="float">
            <text:p>16.813562</text:p>
          </table:table-cell>
          <table:table-cell office:value-type="float" office:value="0.039819825" calcext:value-type="float">
            <text:p>0.039819825</text:p>
          </table:table-cell>
          <table:table-cell office:value-type="string" calcext:value-type="string">
            <text:p>[-60,5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5.8 <text:s/></text:p>
          </table:table-cell>
          <table:table-cell office:value-type="float" office:value="120.23566" calcext:value-type="float">
            <text:p>120.23566</text:p>
          </table:table-cell>
          <table:table-cell office:value-type="float" office:value="10.102625" calcext:value-type="float">
            <text:p>10.102625</text:p>
          </table:table-cell>
          <table:table-cell table:number-columns-repeated="7"/>
          <table:table-cell office:value-type="float" office:value="16.690875" calcext:value-type="float">
            <text:p>16.690875</text:p>
          </table:table-cell>
          <table:table-cell office:value-type="float" office:value="0.033268395" calcext:value-type="float">
            <text:p>0.033268395</text:p>
          </table:table-cell>
          <table:table-cell office:value-type="string" calcext:value-type="string">
            <text:p>[-60,5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5.3 <text:s/></text:p>
          </table:table-cell>
          <table:table-cell office:value-type="float" office:value="145.8653" calcext:value-type="float">
            <text:p>145.8653</text:p>
          </table:table-cell>
          <table:table-cell office:value-type="float" office:value="8.372057" calcext:value-type="float">
            <text:p>8.372057</text:p>
          </table:table-cell>
          <table:table-cell table:number-columns-repeated="7"/>
          <table:table-cell office:value-type="float" office:value="16.892727" calcext:value-type="float">
            <text:p>16.892727</text:p>
          </table:table-cell>
          <table:table-cell office:value-type="float" office:value="0.030565517" calcext:value-type="float">
            <text:p>0.030565517</text:p>
          </table:table-cell>
          <table:table-cell office:value-type="string" calcext:value-type="string">
            <text:p>[-60,30]</text:p>
          </table:table-cell>
          <table:table-cell/>
          <table:table-cell office:value-type="string" calcext:value-type="string">
            <text:p>914.9 very close b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 I 914.9 <text:s/></text:p>
          </table:table-cell>
          <table:table-cell office:value-type="float" office:value="229.02904" calcext:value-type="float">
            <text:p>229.02904</text:p>
          </table:table-cell>
          <table:table-cell office:value-type="float" office:value="11.678438" calcext:value-type="float">
            <text:p>11.678438</text:p>
          </table:table-cell>
          <table:table-cell table:number-columns-repeated="7"/>
          <table:table-cell office:value-type="float" office:value="17.150521" calcext:value-type="float">
            <text:p>17.150521</text:p>
          </table:table-cell>
          <table:table-cell office:value-type="float" office:value="0.030634261" calcext:value-type="float">
            <text:p>0.030634261</text:p>
          </table:table-cell>
          <table:table-cell office:value-type="string" calcext:value-type="string">
            <text:p>[-90,80]</text:p>
          </table:table-cell>
          <table:table-cell/>
          <table:table-cell office:value-type="string" calcext:value-type="string">
            <text:p>Contamina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 I 914.5 <text:s/></text:p>
          </table:table-cell>
          <table:table-cell office:value-type="float" office:value="87.108406" calcext:value-type="float">
            <text:p>87.108406</text:p>
          </table:table-cell>
          <table:table-cell office:value-type="float" office:value="8.4410925" calcext:value-type="float">
            <text:p>8.4410925</text:p>
          </table:table-cell>
          <table:table-cell table:number-columns-repeated="7"/>
          <table:table-cell office:value-type="float" office:value="16.766906" calcext:value-type="float">
            <text:p>16.766906</text:p>
          </table:table-cell>
          <table:table-cell office:value-type="float" office:value="0.032493875" calcext:value-type="float">
            <text:p>0.032493875</text:p>
          </table:table-cell>
          <table:table-cell office:value-type="string" calcext:value-type="string">
            <text:p>[-60,2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4.2 <text:s/></text:p>
          </table:table-cell>
          <table:table-cell office:value-type="float" office:value="83.677849" calcext:value-type="float">
            <text:p>83.677849</text:p>
          </table:table-cell>
          <table:table-cell office:value-type="float" office:value="8.5381908" calcext:value-type="float">
            <text:p>8.5381908</text:p>
          </table:table-cell>
          <table:table-cell table:number-columns-repeated="7"/>
          <table:table-cell office:value-type="float" office:value="16.797386" calcext:value-type="float">
            <text:p>16.797386</text:p>
          </table:table-cell>
          <table:table-cell office:value-type="float" office:value="0.032751605" calcext:value-type="float">
            <text:p>0.032751605</text:p>
          </table:table-cell>
          <table:table-cell office:value-type="string" calcext:value-type="string">
            <text:p>[-50,30]</text:p>
          </table:table-cell>
          <table:table-cell/>
          <table:table-cell office:value-type="string" calcext:value-type="string">
            <text:p>Boundary of higher Lyman lines is ambiguou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 I 914.0 <text:s/></text:p>
          </table:table-cell>
          <table:table-cell office:value-type="float" office:value="101.85062" calcext:value-type="float">
            <text:p>101.85062</text:p>
          </table:table-cell>
          <table:table-cell office:value-type="float" office:value="7.9509888" calcext:value-type="float">
            <text:p>7.9509888</text:p>
          </table:table-cell>
          <table:table-cell table:number-columns-repeated="7"/>
          <table:table-cell office:value-type="float" office:value="16.971964" calcext:value-type="float">
            <text:p>16.971964</text:p>
          </table:table-cell>
          <table:table-cell office:value-type="float" office:value="0.025566694" calcext:value-type="float">
            <text:p>0.025566694</text:p>
          </table:table-cell>
          <table:table-cell office:value-type="string" calcext:value-type="string">
            <text:p>[-50,3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8 <text:s/></text:p>
          </table:table-cell>
          <table:table-cell office:value-type="float" office:value="56.521893" calcext:value-type="float">
            <text:p>56.521893</text:p>
          </table:table-cell>
          <table:table-cell office:value-type="float" office:value="5.7783122" calcext:value-type="float">
            <text:p>5.7783122</text:p>
          </table:table-cell>
          <table:table-cell table:number-columns-repeated="7"/>
          <table:table-cell office:value-type="float" office:value="16.762867" calcext:value-type="float">
            <text:p>16.762867</text:p>
          </table:table-cell>
          <table:table-cell office:value-type="float" office:value="0.024950934" calcext:value-type="float">
            <text:p>0.024950934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6 <text:s/></text:p>
          </table:table-cell>
          <table:table-cell table:formula="of:=CONCATENATE(&quot;&lt;&quot;&amp;[.C25])" office:value-type="string" office:string-value="&lt;16" calcext:value-type="string">
            <text:p>&lt;16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formula="of:=CONCATENATE(&quot;&lt;&quot;&amp;[.L25])" office:value-type="string" office:string-value="&lt;16.1" calcext:value-type="string">
            <text:p>&lt;16.1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4 <text:s/></text:p>
          </table:table-cell>
          <table:table-cell table:formula="of:=CONCATENATE(&quot;&lt;&quot;&amp;[.C26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CONCATENATE(&quot;&lt;&quot;&amp;[.L26])" office:value-type="string" office:string-value="&lt;16.3" calcext:value-type="string">
            <text:p>&lt;16.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3 <text:s/></text:p>
          </table:table-cell>
          <table:table-cell table:formula="of:=CONCATENATE(&quot;&lt;&quot;&amp;[.C27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CONCATENATE(&quot;&lt;&quot;&amp;[.L27])" office:value-type="string" office:string-value="&lt;16.3" calcext:value-type="string">
            <text:p>&lt;16.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2 <text:s/></text:p>
          </table:table-cell>
          <table:table-cell table:formula="of:=CONCATENATE(&quot;&lt;&quot;&amp;[.C28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CONCATENATE(&quot;&lt;&quot;&amp;[.L28])" office:value-type="string" office:string-value="&lt;16.3" calcext:value-type="string">
            <text:p>&lt;16.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1 <text:s/></text:p>
          </table:table-cell>
          <table:table-cell table:formula="of:=CONCATENATE(&quot;&lt;&quot;&amp;[.C29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CONCATENATE(&quot;&lt;&quot;&amp;[.L29])" office:value-type="string" office:string-value="&lt;16.4" calcext:value-type="string">
            <text:p>&lt;16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3.0 <text:s/></text:p>
          </table:table-cell>
          <table:table-cell table:formula="of:=CONCATENATE(&quot;&lt;&quot;&amp;[.C30])" office:value-type="string" office:string-value="&lt;17" calcext:value-type="string">
            <text:p>&lt;17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table:formula="of:=CONCATENATE(&quot;&lt;&quot;&amp;[.L30])" office:value-type="string" office:string-value="&lt;16.4" calcext:value-type="string">
            <text:p>&lt;16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2.9 <text:s/></text:p>
          </table:table-cell>
          <table:table-cell table:formula="of:=CONCATENATE(&quot;&lt;&quot;&amp;[.C31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CONCATENATE(&quot;&lt;&quot;&amp;[.L31])" office:value-type="string" office:string-value="&lt;16.5" calcext:value-type="string">
            <text:p>&lt;16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2.8 <text:s/></text:p>
          </table:table-cell>
          <table:table-cell table:formula="of:=CONCATENATE(&quot;&lt;&quot;&amp;[.C32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CONCATENATE(&quot;&lt;&quot;&amp;[.L32])" office:value-type="string" office:string-value="&lt;16.6" calcext:value-type="string">
            <text:p>&lt;16.6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2.76 </text:p>
          </table:table-cell>
          <table:table-cell table:formula="of:=CONCATENATE(&quot;&lt;&quot;&amp;[.C33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CONCATENATE(&quot;&lt;&quot;&amp;[.L33])" office:value-type="string" office:string-value="&lt;16.6" calcext:value-type="string">
            <text:p>&lt;16.6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2.70 </text:p>
          </table:table-cell>
          <table:table-cell table:formula="of:=CONCATENATE(&quot;&lt;&quot;&amp;[.C34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CONCATENATE(&quot;&lt;&quot;&amp;[.L34])" office:value-type="string" office:string-value="&lt;16.6" calcext:value-type="string">
            <text:p>&lt;16.6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 912.6 <text:s/></text:p>
          </table:table-cell>
          <table:table-cell table:formula="of:=CONCATENATE(&quot;&lt;&quot;&amp;[.C35])" office:value-type="string" office:string-value="&lt;18" calcext:value-type="string">
            <text:p>&lt;18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formula="of:=CONCATENATE(&quot;&lt;&quot;&amp;[.L35])" office:value-type="string" office:string-value="&lt;16.7" calcext:value-type="string">
            <text:p>&lt;16.7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[-30,1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 I</text:p>
          </table:table-cell>
          <table:table-cell table:number-columns-repeated="5"/>
          <table:table-cell office:value-type="float" office:value="24.41906" calcext:value-type="float">
            <text:p>24.41906</text:p>
          </table:table-cell>
          <table:table-cell office:value-type="float" office:value="0.35597" calcext:value-type="float">
            <text:p>0.35597</text:p>
          </table:table-cell>
          <table:table-cell table:number-columns-repeated="2"/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 I 584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 I 537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 II 903.9 </text:p>
          </table:table-cell>
          <table:table-cell office:value-type="float" office:value="109.48693" calcext:value-type="float">
            <text:p>109.48693</text:p>
          </table:table-cell>
          <table:table-cell office:value-type="float" office:value="6.5261912" calcext:value-type="float">
            <text:p>6.526191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-30,60]</text:p>
          </table:table-cell>
          <table:table-cell table:number-columns-repeated="2"/>
          <table:table-cell office:value-type="float" office:value="13.6" calcext:value-type="float">
            <text:p>13.6</text:p>
          </table:table-cell>
          <table:table-cell office:value-type="float" office:value="0.06" calcext:value-type="float">
            <text:p>0.06</text:p>
          </table:table-cell>
          <table:table-cell office:value-type="float" office:value="13.785761" calcext:value-type="float">
            <text:p>13.785761</text:p>
          </table:table-cell>
          <table:table-cell office:value-type="float" office:value="0.017054265" calcext:value-type="float">
            <text:p>0.017054265</text:p>
          </table:table-cell>
          <table:table-cell office:value-type="string" calcext:value-type="string">
            <text:p>[-30,6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 II 903.6 </text:p>
          </table:table-cell>
          <table:table-cell office:value-type="float" office:value="75.677254" calcext:value-type="float">
            <text:p>75.677254</text:p>
          </table:table-cell>
          <table:table-cell office:value-type="float" office:value="6.0920787" calcext:value-type="float">
            <text:p>6.0920787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-30,60]</text:p>
          </table:table-cell>
          <table:table-cell table:number-columns-repeated="2"/>
          <table:table-cell office:value-type="float" office:value="13.71" calcext:value-type="float">
            <text:p>13.71</text:p>
          </table:table-cell>
          <table:table-cell office:value-type="float" office:value="0.08" calcext:value-type="float">
            <text:p>0.08</text:p>
          </table:table-cell>
          <table:table-cell office:value-type="float" office:value="13.889062" calcext:value-type="float">
            <text:p>13.889062</text:p>
          </table:table-cell>
          <table:table-cell office:value-type="float" office:value="0.018304752" calcext:value-type="float">
            <text:p>0.018304752</text:p>
          </table:table-cell>
          <table:table-cell office:value-type="string" calcext:value-type="string">
            <text:p>[-50,2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 II 1334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 II 1036 <text:s/></text:p>
          </table:table-cell>
          <table:table-cell office:value-type="float" office:value="46.02438" calcext:value-type="float">
            <text:p>46.02438</text:p>
          </table:table-cell>
          <table:table-cell office:value-type="float" office:value="7.7048187" calcext:value-type="float">
            <text:p>7.704818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.67" calcext:value-type="float">
            <text:p>13.67</text:p>
          </table:table-cell>
          <table:table-cell office:value-type="float" office:value="0.09" calcext:value-type="float">
            <text:p>0.09</text:p>
          </table:table-cell>
          <table:table-cell office:value-type="float" office:value="13.644183" calcext:value-type="float">
            <text:p>13.644183</text:p>
          </table:table-cell>
          <table:table-cell office:value-type="float" office:value="0.033225508" calcext:value-type="float">
            <text:p>0.033225508</text:p>
          </table:table-cell>
          <table:table-cell office:value-type="string" calcext:value-type="string">
            <text:p>[-50,3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 II</text:p>
          </table:table-cell>
          <table:table-cell table:number-columns-repeated="5"/>
          <table:table-cell office:value-type="float" office:value="1.08737" calcext:value-type="float">
            <text:p>1.08737</text:p>
          </table:table-cell>
          <table:table-cell office:value-type="float" office:value="2.09942" calcext:value-type="float">
            <text:p>2.09942</text:p>
          </table:table-cell>
          <table:table-cell table:number-columns-repeated="2"/>
          <table:table-cell office:value-type="float" office:value="16.123478" calcext:value-type="float">
            <text:p>16.123478</text:p>
          </table:table-cell>
          <table:table-cell office:value-type="float" office:value="0.14535" calcext:value-type="float">
            <text:p>0.145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 III 977 <text:s/></text:p>
          </table:table-cell>
          <table:table-cell office:value-type="float" office:value="250.69136" calcext:value-type="float">
            <text:p>250.69136</text:p>
          </table:table-cell>
          <table:table-cell office:value-type="float" office:value="7.5400476" calcext:value-type="float">
            <text:p>7.5400476</text:p>
          </table:table-cell>
          <table:table-cell office:value-type="float" office:value="250.73" calcext:value-type="float">
            <text:p>250.73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3.901151" calcext:value-type="float">
            <text:p>13.901151</text:p>
          </table:table-cell>
          <table:table-cell office:value-type="float" office:value="0.035489411" calcext:value-type="float">
            <text:p>0.035489411</text:p>
          </table:table-cell>
          <table:table-cell office:value-type="string" calcext:value-type="string">
            <text:p>[-90,6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 III</text:p>
          </table:table-cell>
          <table:table-cell table:number-columns-repeated="5"/>
          <table:table-cell office:value-type="float" office:value="29.735" calcext:value-type="float">
            <text:p>29.735</text:p>
          </table:table-cell>
          <table:table-cell office:value-type="float" office:value="1.93761" calcext:value-type="float">
            <text:p>1.93761</text:p>
          </table:table-cell>
          <table:table-cell table:number-columns-repeated="2"/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 IV 1548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 IV 1550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 II 1083 <text:s/></text:p>
          </table:table-cell>
          <table:table-cell office:value-type="string" calcext:value-type="string">
            <text:p>&lt;43</text:p>
          </table:table-cell>
          <table:table-cell office:value-type="float" office:value="42.353928" calcext:value-type="float">
            <text:p>42.353928</text:p>
          </table:table-cell>
          <table:table-cell office:value-type="string" calcext:value-type="string">
            <text:p>&lt;39</text:p>
          </table:table-cell>
          <table:table-cell/>
          <table:table-cell office:value-type="string" calcext:value-type="string">
            <text:p>[-90,60]</text:p>
          </table:table-cell>
          <table:table-cell table:number-columns-repeated="4"/>
          <table:table-cell office:value-type="string" calcext:value-type="string">
            <text:p>&lt;13.6</text:p>
          </table:table-cell>
          <table:table-cell office:value-type="float" office:value="13.596395" calcext:value-type="float">
            <text:p>13.596395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 II 915 <text:s text:c="2"/></text:p>
          </table:table-cell>
          <table:table-cell office:value-type="string" calcext:value-type="string">
            <text:p>&lt;25</text:p>
          </table:table-cell>
          <table:table-cell office:value-type="float" office:value="24.737381" calcext:value-type="float">
            <text:p>24.737381</text:p>
          </table:table-cell>
          <table:table-cell table:number-columns-repeated="7"/>
          <table:table-cell office:value-type="string" calcext:value-type="string">
            <text:p>&lt;13.4</text:p>
          </table:table-cell>
          <table:table-cell office:value-type="float" office:value="13.361674" calcext:value-type="float">
            <text:p>13.361674</text:p>
          </table:table-cell>
          <table:table-cell office:value-type="string" calcext:value-type="string">
            <text:p>[-57,2]</text:p>
          </table:table-cell>
          <table:table-cell/>
          <table:table-cell office:value-type="string" calcext:value-type="string">
            <text:p>Lies in the Lyman break reg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 III 989 <text:s/></text:p>
          </table:table-cell>
          <table:table-cell office:value-type="float" office:value="50.036224" calcext:value-type="float">
            <text:p>50.036224</text:p>
          </table:table-cell>
          <table:table-cell office:value-type="float" office:value="7.6936574" calcext:value-type="float">
            <text:p>7.6936574</text:p>
          </table:table-cell>
          <table:table-cell table:number-columns-repeated="7"/>
          <table:table-cell office:value-type="float" office:value="13.80886" calcext:value-type="float">
            <text:p>13.80886</text:p>
          </table:table-cell>
          <table:table-cell office:value-type="float" office:value="0.030687037" calcext:value-type="float">
            <text:p>0.030687037</text:p>
          </table:table-cell>
          <table:table-cell office:value-type="string" calcext:value-type="string">
            <text:p>[-30,6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 III 685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 III 684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 III <text:s/></text:p>
          </table:table-cell>
          <table:table-cell table:number-columns-repeated="5"/>
          <table:table-cell office:value-type="float" office:value="27.01445" calcext:value-type="float">
            <text:p>27.01445</text:p>
          </table:table-cell>
          <table:table-cell office:value-type="float" office:value="6.1974" calcext:value-type="float">
            <text:p>6.1974</text:p>
          </table:table-cell>
          <table:table-cell table:number-columns-repeated="2"/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 IV 765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 V 1238 <text:s text:c="2"/></text:p>
          </table:table-cell>
          <table:table-cell office:value-type="string" calcext:value-type="string">
            <text:p>&lt;94</text:p>
          </table:table-cell>
          <table:table-cell office:value-type="float" office:value="93.200035" calcext:value-type="float">
            <text:p>93.200035</text:p>
          </table:table-cell>
          <table:table-cell table:number-columns-repeated="7"/>
          <table:table-cell office:value-type="string" calcext:value-type="string">
            <text:p>&lt;13.7</text:p>
          </table:table-cell>
          <table:table-cell office:value-type="float" office:value="13.64031" calcext:value-type="float">
            <text:p>13.64031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 V 1242 <text:s text:c="2"/></text:p>
          </table:table-cell>
          <table:table-cell office:value-type="string" calcext:value-type="string">
            <text:p>&lt;98</text:p>
          </table:table-cell>
          <table:table-cell office:value-type="float" office:value="97.624374" calcext:value-type="float">
            <text:p>97.624374</text:p>
          </table:table-cell>
          <table:table-cell table:number-columns-repeated="7"/>
          <table:table-cell office:value-type="string" calcext:value-type="string">
            <text:p>&lt;14.0</text:p>
          </table:table-cell>
          <table:table-cell office:value-type="float" office:value="13.960191" calcext:value-type="float">
            <text:p>13.960191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 III 702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 IV 554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 IV 553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 IV 608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 IV 787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 V 629 <text:s text:c="3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 VI 1031 <text:s/></text:p>
          </table:table-cell>
          <table:table-cell office:value-type="float" office:value="204.24377" calcext:value-type="float">
            <text:p>204.24377</text:p>
          </table:table-cell>
          <table:table-cell office:value-type="float" office:value="11.226499" calcext:value-type="float">
            <text:p>11.226499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4.328987" calcext:value-type="float">
            <text:p>14.328987</text:p>
          </table:table-cell>
          <table:table-cell office:value-type="float" office:value="0.022603674" calcext:value-type="float">
            <text:p>0.022603674</text:p>
          </table:table-cell>
          <table:table-cell office:value-type="string" calcext:value-type="string">
            <text:p>[-9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 VI 1037 <text:s/></text:p>
          </table:table-cell>
          <table:table-cell office:value-type="float" office:value="114.43613" calcext:value-type="float">
            <text:p>114.43613</text:p>
          </table:table-cell>
          <table:table-cell office:value-type="float" office:value="11.949412" calcext:value-type="float">
            <text:p>11.949412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.344807" calcext:value-type="float">
            <text:p>14.344807</text:p>
          </table:table-cell>
          <table:table-cell office:value-type="float" office:value="0.032895129" calcext:value-type="float">
            <text:p>0.032895129</text:p>
          </table:table-cell>
          <table:table-cell office:value-type="string" calcext:value-type="string">
            <text:p>[-9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 VI </text:p>
          </table:table-cell>
          <table:table-cell table:number-columns-repeated="5"/>
          <table:table-cell office:value-type="float" office:value="51.73376" calcext:value-type="float">
            <text:p>51.73376</text:p>
          </table:table-cell>
          <table:table-cell office:value-type="float" office:value="3.61867" calcext:value-type="float">
            <text:p>3.61867</text:p>
          </table:table-cell>
          <table:table-cell table:number-columns-repeated="2"/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 V 568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 VI 558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 VIII 7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 VIII 7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g II 1240 </text:p>
          </table:table-cell>
          <table:table-cell office:value-type="float" office:value="72.536751" calcext:value-type="float">
            <text:p>72.536751</text:p>
          </table:table-cell>
          <table:table-cell office:value-type="float" office:value="20.315321" calcext:value-type="float">
            <text:p>20.315321</text:p>
          </table:table-cell>
          <table:table-cell table:number-columns-repeated="7"/>
          <table:table-cell office:value-type="float" office:value="16.696996" calcext:value-type="float">
            <text:p>16.696996</text:p>
          </table:table-cell>
          <table:table-cell office:value-type="float" office:value="0.14971506" calcext:value-type="float">
            <text:p>0.14971506</text:p>
          </table:table-cell>
          <table:table-cell office:value-type="string" calcext:value-type="string">
            <text:p>[-30,6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g II 1239 </text:p>
          </table:table-cell>
          <table:table-cell office:value-type="string" calcext:value-type="string">
            <text:p>&lt;65</text:p>
          </table:table-cell>
          <table:table-cell office:value-type="float" office:value="64.31237" calcext:value-type="float">
            <text:p>64.31237</text:p>
          </table:table-cell>
          <table:table-cell table:number-columns-repeated="7"/>
          <table:table-cell office:value-type="string" calcext:value-type="string">
            <text:p>&lt;16.3</text:p>
          </table:table-cell>
          <table:table-cell office:value-type="float" office:value="16.247803" calcext:value-type="float">
            <text:p>16.247803</text:p>
          </table:table-cell>
          <table:table-cell office:value-type="string" calcext:value-type="string">
            <text:p>[-30,60]</text:p>
          </table:table-cell>
          <table:table-cell/>
          <table:table-cell office:value-type="string" calcext:value-type="string">
            <text:p>Probably no Mg II because strength of 1239 &gt; 12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 II 1670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 II 1526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 II 1304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 II 1260 </text:p>
          </table:table-cell>
          <table:table-cell office:value-type="string" calcext:value-type="string">
            <text:p>&lt;135</text:p>
          </table:table-cell>
          <table:table-cell office:value-type="float" office:value="134.46783" calcext:value-type="float">
            <text:p>134.4678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2.908516" calcext:value-type="float">
            <text:p>12.908516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 II 1193 </text:p>
          </table:table-cell>
          <table:table-cell office:value-type="string" calcext:value-type="string">
            <text:p>&lt;82</text:p>
          </table:table-cell>
          <table:table-cell office:value-type="float" office:value="81.130249" calcext:value-type="float">
            <text:p>81.13024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3.043579" calcext:value-type="float">
            <text:p>13.043579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 II 1190 </text:p>
          </table:table-cell>
          <table:table-cell office:value-type="string" calcext:value-type="string">
            <text:p>&lt;82</text:p>
          </table:table-cell>
          <table:table-cell office:value-type="float" office:value="81.426476" calcext:value-type="float">
            <text:p>81.42647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3.346797" calcext:value-type="float">
            <text:p>13.346797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 II 1020 </text:p>
          </table:table-cell>
          <table:table-cell office:value-type="string" calcext:value-type="string">
            <text:p>&lt;55</text:p>
          </table:table-cell>
          <table:table-cell office:value-type="float" office:value="54.562286" calcext:value-type="float">
            <text:p>54.56228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4.546599" calcext:value-type="float">
            <text:p>14.546599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Taken as non-detection, maybe contamination, very less strength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 II 989 <text:s/></text:p>
          </table:table-cell>
          <table:table-cell office:value-type="float" office:value="54.491867" calcext:value-type="float">
            <text:p>54.491867</text:p>
          </table:table-cell>
          <table:table-cell office:value-type="float" office:value="8.4156933" calcext:value-type="float">
            <text:p>8.4156933</text:p>
          </table:table-cell>
          <table:table-cell table:number-columns-repeated="7"/>
          <table:table-cell office:value-type="float" office:value="13.635847" calcext:value-type="float">
            <text:p>13.635847</text:p>
          </table:table-cell>
          <table:table-cell office:value-type="float" office:value="0.032744407" calcext:value-type="float">
            <text:p>0.032744407</text:p>
          </table:table-cell>
          <table:table-cell office:value-type="string" calcext:value-type="string">
            <text:p>[-80,30]</text:p>
          </table:table-cell>
          <table:table-cell/>
          <table:table-cell office:value-type="string" calcext:value-type="string">
            <text:p>Taken as detection but looks like contamina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 III 1206</text:p>
          </table:table-cell>
          <table:table-cell office:value-type="float" office:value="282.30573" calcext:value-type="float">
            <text:p>282.30573</text:p>
          </table:table-cell>
          <table:table-cell office:value-type="float" office:value="19.373686" calcext:value-type="float">
            <text:p>19.373686</text:p>
          </table:table-cell>
          <table:table-cell table:number-columns-repeated="7"/>
          <table:table-cell office:value-type="float" office:value="13.425318" calcext:value-type="float">
            <text:p>13.425318</text:p>
          </table:table-cell>
          <table:table-cell office:value-type="float" office:value="0.26455895" calcext:value-type="float">
            <text:p>0.26455895</text:p>
          </table:table-cell>
          <table:table-cell office:value-type="string" calcext:value-type="string">
            <text:p>[-70,70]</text:p>
          </table:table-cell>
          <table:table-cell/>
          <table:table-cell office:value-type="string" calcext:value-type="string">
            <text:p>Very strong line (strengthwise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 III</text:p>
          </table:table-cell>
          <table:table-cell table:number-columns-repeated="5"/>
          <table:table-cell office:value-type="float" office:value="28.25392" calcext:value-type="float">
            <text:p>28.25392</text:p>
          </table:table-cell>
          <table:table-cell office:value-type="float" office:value="2.972" calcext:value-type="float">
            <text:p>2.972</text:p>
          </table:table-cell>
          <table:table-cell table:number-columns-repeated="2"/>
          <table:table-cell office:value-type="float" office:value="13.505993" calcext:value-type="float">
            <text:p>13.505993</text:p>
          </table:table-cell>
          <table:table-cell office:value-type="float" office:value="0.069926" calcext:value-type="float">
            <text:p>0.0699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 IV 1393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 IV 1402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 II 1259 <text:s/></text:p>
          </table:table-cell>
          <table:table-cell office:value-type="float" office:value="688.4184" calcext:value-type="float">
            <text:p>688.4184</text:p>
          </table:table-cell>
          <table:table-cell office:value-type="float" office:value="28.53577" calcext:value-type="float">
            <text:p>28.53577</text:p>
          </table:table-cell>
          <table:table-cell table:number-columns-repeated="7"/>
          <table:table-cell office:value-type="string" calcext:value-type="string">
            <text:p>&gt;15.8</text:p>
          </table:table-cell>
          <table:table-cell office:value-type="float" office:value="423.71316" calcext:value-type="float">
            <text:p>423.71316</text:p>
          </table:table-cell>
          <table:table-cell office:value-type="string" calcext:value-type="string">
            <text:p>[-130,90]</text:p>
          </table:table-cell>
          <table:table-cell/>
          <table:table-cell office:value-type="string" calcext:value-type="string">
            <text:p><text:s/>It could be contamination as other S II lines are abse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 II 1253 <text:s/></text:p>
          </table:table-cell>
          <table:table-cell office:value-type="string" calcext:value-type="string">
            <text:p>&lt;100</text:p>
          </table:table-cell>
          <table:table-cell office:value-type="float" office:value="99.649361" calcext:value-type="float">
            <text:p>99.649361</text:p>
          </table:table-cell>
          <table:table-cell table:number-columns-repeated="7"/>
          <table:table-cell office:value-type="string" calcext:value-type="string">
            <text:p>&lt;14.9</text:p>
          </table:table-cell>
          <table:table-cell office:value-type="float" office:value="14.818192" calcext:value-type="float">
            <text:p>14.818192</text:p>
          </table:table-cell>
          <table:table-cell office:value-type="string" calcext:value-type="string">
            <text:p>[-130,9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 II 1250 <text:s/></text:p>
          </table:table-cell>
          <table:table-cell office:value-type="string" calcext:value-type="string">
            <text:p>&lt;102</text:p>
          </table:table-cell>
          <table:table-cell office:value-type="float" office:value="102.50107" calcext:value-type="float">
            <text:p>102.50107</text:p>
          </table:table-cell>
          <table:table-cell table:number-columns-repeated="7"/>
          <table:table-cell office:value-type="string" calcext:value-type="string">
            <text:p>&lt;15.2</text:p>
          </table:table-cell>
          <table:table-cell office:value-type="float" office:value="15.132679" calcext:value-type="float">
            <text:p>15.132679</text:p>
          </table:table-cell>
          <table:table-cell office:value-type="string" calcext:value-type="string">
            <text:p>[-130,9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 III 1190 </text:p>
          </table:table-cell>
          <table:table-cell office:value-type="string" calcext:value-type="string">
            <text:p>&lt;82</text:p>
          </table:table-cell>
          <table:table-cell office:value-type="float" office:value="81.328583" calcext:value-type="float">
            <text:p>81.328583</text:p>
          </table:table-cell>
          <table:table-cell table:number-columns-repeated="7"/>
          <table:table-cell office:value-type="string" calcext:value-type="string">
            <text:p>&lt;14.5</text:p>
          </table:table-cell>
          <table:table-cell office:value-type="float" office:value="14.466043" calcext:value-type="float">
            <text:p>14.466043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 III 1012 </text:p>
          </table:table-cell>
          <table:table-cell office:value-type="string" calcext:value-type="string">
            <text:p>&lt;40</text:p>
          </table:table-cell>
          <table:table-cell office:value-type="float" office:value="39.721329" calcext:value-type="float">
            <text:p>39.721329</text:p>
          </table:table-cell>
          <table:table-cell table:number-columns-repeated="7"/>
          <table:table-cell office:value-type="string" calcext:value-type="string">
            <text:p>&lt;14.1</text:p>
          </table:table-cell>
          <table:table-cell office:value-type="float" office:value="14.090815" calcext:value-type="float">
            <text:p>14.090815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 IV 1062 <text:s/></text:p>
          </table:table-cell>
          <table:table-cell office:value-type="string" calcext:value-type="string">
            <text:p>&lt;40</text:p>
          </table:table-cell>
          <table:table-cell office:value-type="float" office:value="39.457047" calcext:value-type="float">
            <text:p>39.457047</text:p>
          </table:table-cell>
          <table:table-cell table:number-columns-repeated="7"/>
          <table:table-cell office:value-type="string" calcext:value-type="string">
            <text:p>&lt;14.0</text:p>
          </table:table-cell>
          <table:table-cell office:value-type="float" office:value="13.994194" calcext:value-type="float">
            <text:p>13.994194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 IV 748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 V 786 <text:s text:c="3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 VI 944 <text:s text:c="2"/></text:p>
          </table:table-cell>
          <table:table-cell office:value-type="string" calcext:value-type="string">
            <text:p>&lt;38</text:p>
          </table:table-cell>
          <table:table-cell office:value-type="float" office:value="37.165806" calcext:value-type="float">
            <text:p>37.165806</text:p>
          </table:table-cell>
          <table:table-cell table:number-columns-repeated="7"/>
          <table:table-cell office:value-type="string" calcext:value-type="string">
            <text:p>&lt;13.4</text:p>
          </table:table-cell>
          <table:table-cell office:value-type="float" office:value="13.333875" calcext:value-type="float">
            <text:p>13.333875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 VI 933 <text:s text:c="2"/></text:p>
          </table:table-cell>
          <table:table-cell office:value-type="string" calcext:value-type="string">
            <text:p>&lt;57</text:p>
          </table:table-cell>
          <table:table-cell office:value-type="float" office:value="56.723389" calcext:value-type="float">
            <text:p>56.723389</text:p>
          </table:table-cell>
          <table:table-cell table:number-columns-repeated="7"/>
          <table:table-cell office:value-type="string" calcext:value-type="string">
            <text:p>&lt;13.3</text:p>
          </table:table-cell>
          <table:table-cell office:value-type="float" office:value="13.221626" calcext:value-type="float">
            <text:p>13.221626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Heavily ruined by emission li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 I 1347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 III 12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 II 1260 </text:p>
          </table:table-cell>
          <table:table-cell office:value-type="string" calcext:value-type="string">
            <text:p>&lt;137</text:p>
          </table:table-cell>
          <table:table-cell office:value-type="float" office:value="136.18312" calcext:value-type="float">
            <text:p>136.18312</text:p>
          </table:table-cell>
          <table:table-cell table:number-columns-repeated="7"/>
          <table:table-cell office:value-type="string" calcext:value-type="string">
            <text:p>&lt;14.6</text:p>
          </table:table-cell>
          <table:table-cell office:value-type="float" office:value="14.587887" calcext:value-type="float">
            <text:p>14.587887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 II 1144 </text:p>
          </table:table-cell>
          <table:table-cell office:value-type="string" calcext:value-type="string">
            <text:p>&lt;75</text:p>
          </table:table-cell>
          <table:table-cell office:value-type="float" office:value="74.723129" calcext:value-type="float">
            <text:p>74.723129</text:p>
          </table:table-cell>
          <table:table-cell table:number-columns-repeated="7"/>
          <table:table-cell office:value-type="string" calcext:value-type="string">
            <text:p>&lt;13.9</text:p>
          </table:table-cell>
          <table:table-cell office:value-type="float" office:value="13.889625" calcext:value-type="float">
            <text:p>13.889625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 III 1122</text:p>
          </table:table-cell>
          <table:table-cell office:value-type="string" calcext:value-type="string">
            <text:p>&lt;70</text:p>
          </table:table-cell>
          <table:table-cell office:value-type="float" office:value="69.238747" calcext:value-type="float">
            <text:p>69.238747</text:p>
          </table:table-cell>
          <table:table-cell table:number-columns-repeated="7"/>
          <table:table-cell office:value-type="string" calcext:value-type="string">
            <text:p>&lt;14.1</text:p>
          </table:table-cell>
          <table:table-cell office:value-type="float" office:value="14.057171" calcext:value-type="float">
            <text:p>14.057171</text:p>
          </table:table-cell>
          <table:table-cell office:value-type="string" calcext:value-type="string">
            <text:p>[-100,100]</text:p>
          </table:table-cell>
          <table:table-cell table:number-columns-repeated="1010"/>
        </table:table-row>
        <table:table-row table:style-name="ro2" table:number-rows-repeated="104847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1"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1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8" table:number-columns-repeated="1014" table:default-cell-style-name="ce2"/>
        <table:table-row table:style-name="ro3">
          <table:table-cell table:number-columns-repeated="5"/>
          <table:table-cell table:style-name="ce1" office:value-type="string" calcext:value-type="string" table:number-columns-spanned="2" table:number-rows-spanned="1">
            <text:p><text:span text:style-name="T1">z</text:span><text:span text:style-name="T2">abs</text:span> = 0.39916 (C II 903.9)</text:p>
          </table:table-cell>
          <table:covered-table-cell/>
          <table:table-cell table:style-name="ce1" office:value-type="string" calcext:value-type="string">
            <text:p>(Revised)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Ion</text:p>
          </table:table-cell>
          <table:table-cell table:style-name="ce1" office:value-type="string" calcext:value-type="string">
            <text:p>w (mA)</text:p>
          </table:table-cell>
          <table:table-cell table:style-name="ce1" office:value-type="string" calcext:value-type="string">
            <text:p>sigma_w (mA)</text:p>
          </table:table-cell>
          <table:table-cell table:style-name="ce1" office:value-type="string" calcext:value-type="string">
            <text:p>b (km/s)</text:p>
          </table:table-cell>
          <table:table-cell table:style-name="ce1" office:value-type="string" calcext:value-type="string">
            <text:p>sigma_b (km/s)</text:p>
          </table:table-cell>
          <table:table-cell table:style-name="ce1" office:value-type="string" calcext:value-type="string">
            <text:p>Na (cm^-2)</text:p>
          </table:table-cell>
          <table:table-cell table:style-name="ce1" office:value-type="string" calcext:value-type="string">
            <text:p>sigma_Na (cm^-2)</text:p>
          </table:table-cell>
          <table:table-cell table:style-name="ce1" office:value-type="string" calcext:value-type="string">
            <text:p>v (km/s)</text:p>
          </table:table-cell>
          <table:table-cell/>
          <table:table-cell table:style-name="ce1" office:value-type="string" calcext:value-type="string">
            <text:p>Remark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 I 1215 <text:s text:c="2"/></text:p>
          </table:table-cell>
          <table:table-cell office:value-type="float" office:value="788.53479" calcext:value-type="float">
            <text:p>788.53479</text:p>
          </table:table-cell>
          <table:table-cell office:value-type="float" office:value="19.114935" calcext:value-type="float">
            <text:p>19.114935</text:p>
          </table:table-cell>
          <table:table-cell table:number-columns-repeated="2"/>
          <table:table-cell office:value-type="float" office:value="14.418729" calcext:value-type="float">
            <text:p>14.418729</text:p>
          </table:table-cell>
          <table:table-cell office:value-type="float" office:value="2665.3048" calcext:value-type="float">
            <text:p>2665.3048</text:p>
          </table:table-cell>
          <table:table-cell office:value-type="string" calcext:value-type="string">
            <text:p>[-130,1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1025 <text:s text:c="2"/></text:p>
          </table:table-cell>
          <table:table-cell office:value-type="float" office:value="503.20923" calcext:value-type="float">
            <text:p>503.20923</text:p>
          </table:table-cell>
          <table:table-cell office:value-type="float" office:value="11.81045" calcext:value-type="float">
            <text:p>11.81045</text:p>
          </table:table-cell>
          <table:table-cell table:number-columns-repeated="2"/>
          <table:table-cell office:value-type="float" office:value="15.216905" calcext:value-type="float">
            <text:p>15.216905</text:p>
          </table:table-cell>
          <table:table-cell office:value-type="float" office:value="0.14270489" calcext:value-type="float">
            <text:p>0.14270489</text:p>
          </table:table-cell>
          <table:table-cell office:value-type="string" calcext:value-type="string">
            <text:p>[-130,1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72 <text:s text:c="3"/></text:p>
          </table:table-cell>
          <table:table-cell office:value-type="float" office:value="361.17139" calcext:value-type="float">
            <text:p>361.17139</text:p>
          </table:table-cell>
          <table:table-cell office:value-type="float" office:value="9.4720831" calcext:value-type="float">
            <text:p>9.4720831</text:p>
          </table:table-cell>
          <table:table-cell table:number-columns-repeated="2"/>
          <table:table-cell office:value-type="float" office:value="15.554072" calcext:value-type="float">
            <text:p>15.554072</text:p>
          </table:table-cell>
          <table:table-cell office:value-type="float" office:value="0.084977394" calcext:value-type="float">
            <text:p>0.084977394</text:p>
          </table:table-cell>
          <table:table-cell office:value-type="string" calcext:value-type="string">
            <text:p>[-130,1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49 <text:s text:c="3"/></text:p>
          </table:table-cell>
          <table:table-cell office:value-type="float" office:value="314.86438" calcext:value-type="float">
            <text:p>314.86438</text:p>
          </table:table-cell>
          <table:table-cell office:value-type="float" office:value="9.6304083" calcext:value-type="float">
            <text:p>9.6304083</text:p>
          </table:table-cell>
          <table:table-cell table:number-columns-repeated="2"/>
          <table:table-cell office:value-type="float" office:value="15.816008" calcext:value-type="float">
            <text:p>15.816008</text:p>
          </table:table-cell>
          <table:table-cell office:value-type="float" office:value="0.067590194" calcext:value-type="float">
            <text:p>0.067590194</text:p>
          </table:table-cell>
          <table:table-cell office:value-type="string" calcext:value-type="string">
            <text:p>[-130,1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37 <text:s text:c="3"/></text:p>
          </table:table-cell>
          <table:table-cell office:value-type="float" office:value="280.63998" calcext:value-type="float">
            <text:p>280.63998</text:p>
          </table:table-cell>
          <table:table-cell office:value-type="float" office:value="16.879967" calcext:value-type="float">
            <text:p>16.879967</text:p>
          </table:table-cell>
          <table:table-cell table:number-columns-repeated="2"/>
          <table:table-cell office:value-type="float" office:value="15.972617" calcext:value-type="float">
            <text:p>15.972617</text:p>
          </table:table-cell>
          <table:table-cell office:value-type="float" office:value="0.1132975" calcext:value-type="float">
            <text:p>0.1132975</text:p>
          </table:table-cell>
          <table:table-cell office:value-type="string" calcext:value-type="string">
            <text:p>[-130,1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30 <text:s text:c="3"/></text:p>
          </table:table-cell>
          <table:table-cell office:value-type="float" office:value="-3517.7109" calcext:value-type="float">
            <text:p>-3517.7109</text:p>
          </table:table-cell>
          <table:table-cell office:value-type="float" office:value="28.135469" calcext:value-type="float">
            <text:p>28.135469</text:p>
          </table:table-cell>
          <table:table-cell table:number-columns-repeated="2"/>
          <table:table-cell office:value-type="string" calcext:value-type="string">
            <text:p>NaN</text:p>
          </table:table-cell>
          <table:table-cell office:value-type="float" office:value="-0.00053762968" calcext:value-type="float">
            <text:p>-0.0005376297</text:p>
          </table:table-cell>
          <table:table-cell office:value-type="string" calcext:value-type="string">
            <text:p>[-130,1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26 <text:s text:c="3"/></text:p>
          </table:table-cell>
          <table:table-cell office:value-type="float" office:value="245.45602" calcext:value-type="float">
            <text:p>245.45602</text:p>
          </table:table-cell>
          <table:table-cell office:value-type="float" office:value="9.5863962" calcext:value-type="float">
            <text:p>9.5863962</text:p>
          </table:table-cell>
          <table:table-cell table:number-columns-repeated="2"/>
          <table:table-cell office:value-type="float" office:value="16.294679" calcext:value-type="float">
            <text:p>16.294679</text:p>
          </table:table-cell>
          <table:table-cell office:value-type="float" office:value="0.033389307" calcext:value-type="float">
            <text:p>0.033389307</text:p>
          </table:table-cell>
          <table:table-cell office:value-type="string" calcext:value-type="string">
            <text:p>[-130,110]</text:p>
          </table:table-cell>
          <table:table-cell/>
          <table:table-cell office:value-type="string" calcext:value-type="string">
            <text:p>Contaminated by emission li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 I 923 <text:s text:c="3"/></text:p>
          </table:table-cell>
          <table:table-cell office:value-type="float" office:value="200.26189" calcext:value-type="float">
            <text:p>200.26189</text:p>
          </table:table-cell>
          <table:table-cell office:value-type="float" office:value="7.5681553" calcext:value-type="float">
            <text:p>7.5681553</text:p>
          </table:table-cell>
          <table:table-cell table:number-columns-repeated="2"/>
          <table:table-cell office:value-type="float" office:value="16.354483" calcext:value-type="float">
            <text:p>16.354483</text:p>
          </table:table-cell>
          <table:table-cell office:value-type="float" office:value="0.026966557" calcext:value-type="float">
            <text:p>0.026966557</text:p>
          </table:table-cell>
          <table:table-cell office:value-type="string" calcext:value-type="string">
            <text:p>[-9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20 <text:s text:c="3"/></text:p>
          </table:table-cell>
          <table:table-cell office:value-type="float" office:value="202.24727" calcext:value-type="float">
            <text:p>202.24727</text:p>
          </table:table-cell>
          <table:table-cell office:value-type="float" office:value="8.5029974" calcext:value-type="float">
            <text:p>8.5029974</text:p>
          </table:table-cell>
          <table:table-cell table:number-columns-repeated="2"/>
          <table:table-cell office:value-type="float" office:value="16.503253" calcext:value-type="float">
            <text:p>16.503253</text:p>
          </table:table-cell>
          <table:table-cell office:value-type="float" office:value="0.03286603" calcext:value-type="float">
            <text:p>0.03286603</text:p>
          </table:table-cell>
          <table:table-cell office:value-type="string" calcext:value-type="string">
            <text:p>[-9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9 <text:s text:c="3"/></text:p>
          </table:table-cell>
          <table:table-cell office:value-type="float" office:value="182.03847" calcext:value-type="float">
            <text:p>182.03847</text:p>
          </table:table-cell>
          <table:table-cell office:value-type="float" office:value="10.534495" calcext:value-type="float">
            <text:p>10.534495</text:p>
          </table:table-cell>
          <table:table-cell table:number-columns-repeated="2"/>
          <table:table-cell office:value-type="float" office:value="16.539241" calcext:value-type="float">
            <text:p>16.539241</text:p>
          </table:table-cell>
          <table:table-cell office:value-type="float" office:value="0.04010685" calcext:value-type="float">
            <text:p>0.04010685</text:p>
          </table:table-cell>
          <table:table-cell office:value-type="string" calcext:value-type="string">
            <text:p>[-9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8 <text:s text:c="3"/></text:p>
          </table:table-cell>
          <table:table-cell office:value-type="float" office:value="172.27391" calcext:value-type="float">
            <text:p>172.27391</text:p>
          </table:table-cell>
          <table:table-cell office:value-type="float" office:value="10.624761" calcext:value-type="float">
            <text:p>10.624761</text:p>
          </table:table-cell>
          <table:table-cell table:number-columns-repeated="2"/>
          <table:table-cell office:value-type="float" office:value="16.640926" calcext:value-type="float">
            <text:p>16.640926</text:p>
          </table:table-cell>
          <table:table-cell office:value-type="float" office:value="0.04285522" calcext:value-type="float">
            <text:p>0.04285522</text:p>
          </table:table-cell>
          <table:table-cell office:value-type="string" calcext:value-type="string">
            <text:p>[-9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7 <text:s text:c="3"/></text:p>
          </table:table-cell>
          <table:table-cell office:value-type="float" office:value="146.78632" calcext:value-type="float">
            <text:p>146.78632</text:p>
          </table:table-cell>
          <table:table-cell office:value-type="float" office:value="10.91488" calcext:value-type="float">
            <text:p>10.91488</text:p>
          </table:table-cell>
          <table:table-cell table:number-columns-repeated="2"/>
          <table:table-cell office:value-type="float" office:value="16.67675" calcext:value-type="float">
            <text:p>16.67675</text:p>
          </table:table-cell>
          <table:table-cell office:value-type="float" office:value="0.043044273" calcext:value-type="float">
            <text:p>0.043044273</text:p>
          </table:table-cell>
          <table:table-cell office:value-type="string" calcext:value-type="string">
            <text:p>[-9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6.4 <text:s/></text:p>
          </table:table-cell>
          <table:table-cell office:value-type="float" office:value="159.62129" calcext:value-type="float">
            <text:p>159.62129</text:p>
          </table:table-cell>
          <table:table-cell office:value-type="float" office:value="10.847659" calcext:value-type="float">
            <text:p>10.847659</text:p>
          </table:table-cell>
          <table:table-cell table:number-columns-repeated="2"/>
          <table:table-cell office:value-type="float" office:value="16.814716" calcext:value-type="float">
            <text:p>16.814716</text:p>
          </table:table-cell>
          <table:table-cell office:value-type="float" office:value="0.041960572" calcext:value-type="float">
            <text:p>0.041960572</text:p>
          </table:table-cell>
          <table:table-cell office:value-type="string" calcext:value-type="string">
            <text:p>[-9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5.8 <text:s/></text:p>
          </table:table-cell>
          <table:table-cell office:value-type="float" office:value="120.23562" calcext:value-type="float">
            <text:p>120.23562</text:p>
          </table:table-cell>
          <table:table-cell office:value-type="float" office:value="10.102622" calcext:value-type="float">
            <text:p>10.102622</text:p>
          </table:table-cell>
          <table:table-cell table:number-columns-repeated="2"/>
          <table:table-cell office:value-type="float" office:value="16.690875" calcext:value-type="float">
            <text:p>16.690875</text:p>
          </table:table-cell>
          <table:table-cell office:value-type="float" office:value="0.033268395" calcext:value-type="float">
            <text:p>0.033268395</text:p>
          </table:table-cell>
          <table:table-cell office:value-type="string" calcext:value-type="string">
            <text:p>[-6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5.3 <text:s/></text:p>
          </table:table-cell>
          <table:table-cell office:value-type="float" office:value="143.83545" calcext:value-type="float">
            <text:p>143.83545</text:p>
          </table:table-cell>
          <table:table-cell office:value-type="float" office:value="9.6785135" calcext:value-type="float">
            <text:p>9.6785135</text:p>
          </table:table-cell>
          <table:table-cell table:number-columns-repeated="2"/>
          <table:table-cell office:value-type="float" office:value="16.890423" calcext:value-type="float">
            <text:p>16.890423</text:p>
          </table:table-cell>
          <table:table-cell office:value-type="float" office:value="0.032892661" calcext:value-type="float">
            <text:p>0.032892661</text:p>
          </table:table-cell>
          <table:table-cell office:value-type="string" calcext:value-type="string">
            <text:p>[-60,5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4.9 <text:s/></text:p>
          </table:table-cell>
          <table:table-cell office:value-type="float" office:value="215.94704" calcext:value-type="float">
            <text:p>215.94704</text:p>
          </table:table-cell>
          <table:table-cell office:value-type="float" office:value="9.913187" calcext:value-type="float">
            <text:p>9.913187</text:p>
          </table:table-cell>
          <table:table-cell table:number-columns-repeated="2"/>
          <table:table-cell office:value-type="float" office:value="17.131754" calcext:value-type="float">
            <text:p>17.131754</text:p>
          </table:table-cell>
          <table:table-cell office:value-type="float" office:value="0.02885239" calcext:value-type="float">
            <text:p>0.02885239</text:p>
          </table:table-cell>
          <table:table-cell office:value-type="string" calcext:value-type="string">
            <text:p>[-60,75]</text:p>
          </table:table-cell>
          <table:table-cell/>
          <table:table-cell office:value-type="string" calcext:value-type="string">
            <text:p>914.9 very close b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 I 914.5 <text:s/></text:p>
          </table:table-cell>
          <table:table-cell office:value-type="float" office:value="91.607918" calcext:value-type="float">
            <text:p>91.607918</text:p>
          </table:table-cell>
          <table:table-cell office:value-type="float" office:value="8.9006166" calcext:value-type="float">
            <text:p>8.9006166</text:p>
          </table:table-cell>
          <table:table-cell table:number-columns-repeated="2"/>
          <table:table-cell office:value-type="float" office:value="16.784168" calcext:value-type="float">
            <text:p>16.784168</text:p>
          </table:table-cell>
          <table:table-cell office:value-type="float" office:value="0.033183738" calcext:value-type="float">
            <text:p>0.033183738</text:p>
          </table:table-cell>
          <table:table-cell office:value-type="string" calcext:value-type="string">
            <text:p>[-50,30]</text:p>
          </table:table-cell>
          <table:table-cell/>
          <table:table-cell office:value-type="string" calcext:value-type="string">
            <text:p>Contamina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 I 914.2 <text:s/></text:p>
          </table:table-cell>
          <table:table-cell office:value-type="float" office:value="83.677826" calcext:value-type="float">
            <text:p>83.677826</text:p>
          </table:table-cell>
          <table:table-cell office:value-type="float" office:value="8.5381889" calcext:value-type="float">
            <text:p>8.5381889</text:p>
          </table:table-cell>
          <table:table-cell table:number-columns-repeated="2"/>
          <table:table-cell office:value-type="float" office:value="16.797386" calcext:value-type="float">
            <text:p>16.797386</text:p>
          </table:table-cell>
          <table:table-cell office:value-type="float" office:value="0.032751605" calcext:value-type="float">
            <text:p>0.032751605</text:p>
          </table:table-cell>
          <table:table-cell office:value-type="string" calcext:value-type="string">
            <text:p>[-50,3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4.0 <text:s/></text:p>
          </table:table-cell>
          <table:table-cell office:value-type="float" office:value="101.85059" calcext:value-type="float">
            <text:p>101.85059</text:p>
          </table:table-cell>
          <table:table-cell office:value-type="float" office:value="7.9509869" calcext:value-type="float">
            <text:p>7.9509869</text:p>
          </table:table-cell>
          <table:table-cell table:number-columns-repeated="2"/>
          <table:table-cell office:value-type="float" office:value="16.971964" calcext:value-type="float">
            <text:p>16.971964</text:p>
          </table:table-cell>
          <table:table-cell office:value-type="float" office:value="0.025566694" calcext:value-type="float">
            <text:p>0.025566694</text:p>
          </table:table-cell>
          <table:table-cell office:value-type="string" calcext:value-type="string">
            <text:p>[-50,30]</text:p>
          </table:table-cell>
          <table:table-cell/>
          <table:table-cell office:value-type="string" calcext:value-type="string">
            <text:p>Boundary of higher Lyman lines is ambiguo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 I 913.8 <text:s/></text:p>
          </table:table-cell>
          <table:table-cell office:value-type="float" office:value="56.521877" calcext:value-type="float">
            <text:p>56.521877</text:p>
          </table:table-cell>
          <table:table-cell office:value-type="float" office:value="5.7783108" calcext:value-type="float">
            <text:p>5.7783108</text:p>
          </table:table-cell>
          <table:table-cell table:number-columns-repeated="2"/>
          <table:table-cell office:value-type="float" office:value="16.762867" calcext:value-type="float">
            <text:p>16.762867</text:p>
          </table:table-cell>
          <table:table-cell office:value-type="float" office:value="0.024950934" calcext:value-type="float">
            <text:p>0.024950934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3.6 <text:s/></text:p>
          </table:table-cell>
          <table:table-cell office:value-type="float" office:value="0" calcext:value-type="float">
            <text:p>0</text:p>
          </table:table-cell>
          <table:table-cell office:value-type="float" office:value="15.975982" calcext:value-type="float">
            <text:p>15.9759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188601" calcext:value-type="float">
            <text:p>16.188601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3.4 <text:s/></text:p>
          </table:table-cell>
          <table:table-cell office:value-type="float" office:value="0" calcext:value-type="float">
            <text:p>0</text:p>
          </table:table-cell>
          <table:table-cell office:value-type="float" office:value="17.971575" calcext:value-type="float">
            <text:p>17.9715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306818" calcext:value-type="float">
            <text:p>16.306818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3.3 <text:s/></text:p>
          </table:table-cell>
          <table:table-cell office:value-type="float" office:value="0" calcext:value-type="float">
            <text:p>0</text:p>
          </table:table-cell>
          <table:table-cell office:value-type="float" office:value="16.370281" calcext:value-type="float">
            <text:p>16.37028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304211" calcext:value-type="float">
            <text:p>16.304211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3.2 <text:s/></text:p>
          </table:table-cell>
          <table:table-cell office:value-type="float" office:value="0" calcext:value-type="float">
            <text:p>0</text:p>
          </table:table-cell>
          <table:table-cell office:value-type="float" office:value="16.501478" calcext:value-type="float">
            <text:p>16.5014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349188" calcext:value-type="float">
            <text:p>16.349188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3.1 <text:s/></text:p>
          </table:table-cell>
          <table:table-cell office:value-type="float" office:value="0" calcext:value-type="float">
            <text:p>0</text:p>
          </table:table-cell>
          <table:table-cell office:value-type="float" office:value="16.446217" calcext:value-type="float">
            <text:p>16.4462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444746" calcext:value-type="float">
            <text:p>16.444746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3.0 <text:s/></text:p>
          </table:table-cell>
          <table:table-cell office:value-type="float" office:value="0" calcext:value-type="float">
            <text:p>0</text:p>
          </table:table-cell>
          <table:table-cell office:value-type="float" office:value="16.433025" calcext:value-type="float">
            <text:p>16.4330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444492" calcext:value-type="float">
            <text:p>16.444492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2.9 <text:s/></text:p>
          </table:table-cell>
          <table:table-cell office:value-type="float" office:value="0" calcext:value-type="float">
            <text:p>0</text:p>
          </table:table-cell>
          <table:table-cell office:value-type="float" office:value="17.023834" calcext:value-type="float">
            <text:p>17.0238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517908" calcext:value-type="float">
            <text:p>16.517908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2.8 <text:s/></text:p>
          </table:table-cell>
          <table:table-cell office:value-type="float" office:value="0" calcext:value-type="float">
            <text:p>0</text:p>
          </table:table-cell>
          <table:table-cell office:value-type="float" office:value="17.976347" calcext:value-type="float">
            <text:p>17.9763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608574" calcext:value-type="float">
            <text:p>16.608574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2.76 </text:p>
          </table:table-cell>
          <table:table-cell office:value-type="float" office:value="0" calcext:value-type="float">
            <text:p>0</text:p>
          </table:table-cell>
          <table:table-cell office:value-type="float" office:value="17.968821" calcext:value-type="float">
            <text:p>17.9688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687639" calcext:value-type="float">
            <text:p>16.687639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2.70 </text:p>
          </table:table-cell>
          <table:table-cell office:value-type="float" office:value="0" calcext:value-type="float">
            <text:p>0</text:p>
          </table:table-cell>
          <table:table-cell office:value-type="float" office:value="17.87303" calcext:value-type="float">
            <text:p>17.873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685381" calcext:value-type="float">
            <text:p>16.685381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 I 912.6 <text:s/></text:p>
          </table:table-cell>
          <table:table-cell office:value-type="float" office:value="0" calcext:value-type="float">
            <text:p>0</text:p>
          </table:table-cell>
          <table:table-cell office:value-type="float" office:value="17.457752" calcext:value-type="float">
            <text:p>17.4577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772137" calcext:value-type="float">
            <text:p>16.772137</text:p>
          </table:table-cell>
          <table:table-cell office:value-type="string" calcext:value-type="string">
            <text:p>[-30,1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 I 584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 I 537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II 903.9 </text:p>
          </table:table-cell>
          <table:table-cell office:value-type="float" office:value="82.295395" calcext:value-type="float">
            <text:p>82.295395</text:p>
          </table:table-cell>
          <table:table-cell office:value-type="float" office:value="8.554615" calcext:value-type="float">
            <text:p>8.554615</text:p>
          </table:table-cell>
          <table:table-cell table:number-columns-repeated="2"/>
          <table:table-cell office:value-type="float" office:value="13.641818" calcext:value-type="float">
            <text:p>13.641818</text:p>
          </table:table-cell>
          <table:table-cell office:value-type="float" office:value="0.027168419" calcext:value-type="float">
            <text:p>0.027168419</text:p>
          </table:table-cell>
          <table:table-cell office:value-type="string" calcext:value-type="string">
            <text:p>[-50,60]</text:p>
          </table:table-cell>
          <table:table-cell/>
          <table:table-cell office:value-type="string" calcext:value-type="string">
            <text:p>Cannot take -100 to 100 km/s because the other signals are very close b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 II 903.6 </text:p>
          </table:table-cell>
          <table:table-cell office:value-type="float" office:value="56.690018" calcext:value-type="float">
            <text:p>56.690018</text:p>
          </table:table-cell>
          <table:table-cell office:value-type="float" office:value="8.5313272" calcext:value-type="float">
            <text:p>8.5313272</text:p>
          </table:table-cell>
          <table:table-cell table:number-columns-repeated="2"/>
          <table:table-cell office:value-type="float" office:value="13.735003" calcext:value-type="float">
            <text:p>13.735003</text:p>
          </table:table-cell>
          <table:table-cell office:value-type="float" office:value="0.034091677" calcext:value-type="float">
            <text:p>0.034091677</text:p>
          </table:table-cell>
          <table:table-cell office:value-type="string" calcext:value-type="string">
            <text:p>[-50,6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II 1334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II 1036 <text:s/></text:p>
          </table:table-cell>
          <table:table-cell office:value-type="float" office:value="44.111443" calcext:value-type="float">
            <text:p>44.111443</text:p>
          </table:table-cell>
          <table:table-cell office:value-type="float" office:value="9.1196747" calcext:value-type="float">
            <text:p>9.1196747</text:p>
          </table:table-cell>
          <table:table-cell table:number-columns-repeated="2"/>
          <table:table-cell office:value-type="float" office:value="13.630249" calcext:value-type="float">
            <text:p>13.630249</text:p>
          </table:table-cell>
          <table:table-cell office:value-type="float" office:value="0.043666988" calcext:value-type="float">
            <text:p>0.043666988</text:p>
          </table:table-cell>
          <table:table-cell office:value-type="string" calcext:value-type="string">
            <text:p>[-50,6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III 977 <text:s/></text:p>
          </table:table-cell>
          <table:table-cell office:value-type="float" office:value="255.2908" calcext:value-type="float">
            <text:p>255.2908</text:p>
          </table:table-cell>
          <table:table-cell office:value-type="float" office:value="9.0273838" calcext:value-type="float">
            <text:p>9.0273838</text:p>
          </table:table-cell>
          <table:table-cell table:number-columns-repeated="2"/>
          <table:table-cell office:value-type="float" office:value="13.905271" calcext:value-type="float">
            <text:p>13.905271</text:p>
          </table:table-cell>
          <table:table-cell office:value-type="float" office:value="0.036182276" calcext:value-type="float">
            <text:p>0.036182276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IV 1548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IV 1550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 II 1083 <text:s/></text:p>
          </table:table-cell>
          <table:table-cell office:value-type="float" office:value="0" calcext:value-type="float">
            <text:p>0</text:p>
          </table:table-cell>
          <table:table-cell office:value-type="float" office:value="42.35392" calcext:value-type="float">
            <text:p>42.353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596395" calcext:value-type="float">
            <text:p>13.596395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 II 915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24.737373" calcext:value-type="float">
            <text:p>24.7373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361673" calcext:value-type="float">
            <text:p>13.361673</text:p>
          </table:table-cell>
          <table:table-cell office:value-type="string" calcext:value-type="string">
            <text:p>[-57,2]</text:p>
          </table:table-cell>
          <table:table-cell/>
          <table:table-cell office:value-type="string" calcext:value-type="string">
            <text:p>Lies in the break reg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 III 989 <text:s/></text:p>
          </table:table-cell>
          <table:table-cell office:value-type="float" office:value="51.967098" calcext:value-type="float">
            <text:p>51.967098</text:p>
          </table:table-cell>
          <table:table-cell office:value-type="float" office:value="11.385948" calcext:value-type="float">
            <text:p>11.385948</text:p>
          </table:table-cell>
          <table:table-cell table:number-columns-repeated="2"/>
          <table:table-cell office:value-type="float" office:value="13.831169" calcext:value-type="float">
            <text:p>13.831169</text:p>
          </table:table-cell>
          <table:table-cell office:value-type="float" office:value="0.052440147" calcext:value-type="float">
            <text:p>0.052440147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 III 685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 III 684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 IV 765 <text:s text:c="2"/></text:p>
          </table:table-cell>
          <table:table-cell table:number-columns-repeated="8"/>
          <table:table-cell office:value-type="string" calcext:value-type="string">
            <text:p>Lies in the Lyman break reg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 V 1238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93.200005" calcext:value-type="float">
            <text:p>93.20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64031" calcext:value-type="float">
            <text:p>13.64031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 V 1242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97.624344" calcext:value-type="float">
            <text:p>97.624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960191" calcext:value-type="float">
            <text:p>13.960191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 II 834 <text:s text:c="2"/></text:p>
          </table:table-cell>
          <table:table-cell office:value-type="float" office:value="274.20618" calcext:value-type="float">
            <text:p>274.20618</text:p>
          </table:table-cell>
          <table:table-cell office:value-type="float" office:value="13.244999" calcext:value-type="float">
            <text:p>13.244999</text:p>
          </table:table-cell>
          <table:table-cell table:number-columns-repeated="2"/>
          <table:table-cell office:value-type="float" office:value="14.799319" calcext:value-type="float">
            <text:p>14.799319</text:p>
          </table:table-cell>
          <table:table-cell office:value-type="float" office:value="0.064755597" calcext:value-type="float">
            <text:p>0.064755597</text:p>
          </table:table-cell>
          <table:table-cell office:value-type="string" calcext:value-type="string">
            <text:p>[-150,50]</text:p>
          </table:table-cell>
          <table:table-cell/>
          <table:table-cell office:value-type="string" calcext:value-type="string">
            <text:p>Ambiguity over O II li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 II 833 <text:s text:c="2"/></text:p>
          </table:table-cell>
          <table:table-cell office:value-type="float" office:value="42.077347" calcext:value-type="float">
            <text:p>42.077347</text:p>
          </table:table-cell>
          <table:table-cell office:value-type="float" office:value="10.036479" calcext:value-type="float">
            <text:p>10.036479</text:p>
          </table:table-cell>
          <table:table-cell table:number-columns-repeated="2"/>
          <table:table-cell office:value-type="float" office:value="13.989768" calcext:value-type="float">
            <text:p>13.989768</text:p>
          </table:table-cell>
          <table:table-cell office:value-type="float" office:value="0.069139284" calcext:value-type="float">
            <text:p>0.069139284</text:p>
          </table:table-cell>
          <table:table-cell office:value-type="string" calcext:value-type="string">
            <text:p>[-30,3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 II 832 <text:s text:c="2"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table:number-columns-repeated="2"/>
          <table:table-cell office:value-type="float" office:value="15.207778" calcext:value-type="float">
            <text:p>15.2077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70,14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 III 702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II 832 <text:s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table:number-columns-repeated="2"/>
          <table:table-cell office:value-type="float" office:value="14.829678" calcext:value-type="float">
            <text:p>14.8296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130,80]</text:p>
          </table:table-cell>
          <table:table-cell/>
          <table:table-cell office:value-type="string" calcext:value-type="string">
            <text:p>Ambiguity over O III lin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 IV 554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V 553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V 608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V 787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V 629 <text:s text:c="3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VI 1031 <text:s/></text:p>
          </table:table-cell>
          <table:table-cell office:value-type="float" office:value="208.00789" calcext:value-type="float">
            <text:p>208.00789</text:p>
          </table:table-cell>
          <table:table-cell office:value-type="float" office:value="11.416915" calcext:value-type="float">
            <text:p>11.416915</text:p>
          </table:table-cell>
          <table:table-cell table:number-columns-repeated="2"/>
          <table:table-cell office:value-type="float" office:value="14.335681" calcext:value-type="float">
            <text:p>14.335681</text:p>
          </table:table-cell>
          <table:table-cell office:value-type="float" office:value="0.022732147" calcext:value-type="float">
            <text:p>0.022732147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 VI 1037 <text:s/></text:p>
          </table:table-cell>
          <table:table-cell office:value-type="float" office:value="115.9499" calcext:value-type="float">
            <text:p>115.9499</text:p>
          </table:table-cell>
          <table:table-cell office:value-type="float" office:value="12.130836" calcext:value-type="float">
            <text:p>12.130836</text:p>
          </table:table-cell>
          <table:table-cell table:number-columns-repeated="2"/>
          <table:table-cell office:value-type="float" office:value="14.349694" calcext:value-type="float">
            <text:p>14.349694</text:p>
          </table:table-cell>
          <table:table-cell office:value-type="float" office:value="0.033256428" calcext:value-type="float">
            <text:p>0.033256428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 V 568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 VI 558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 VIII 7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 VIII 7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g II 1240 </text:p>
          </table:table-cell>
          <table:table-cell office:value-type="float" office:value="61.564854" calcext:value-type="float">
            <text:p>61.564854</text:p>
          </table:table-cell>
          <table:table-cell office:value-type="float" office:value="30.868597" calcext:value-type="float">
            <text:p>30.868597</text:p>
          </table:table-cell>
          <table:table-cell table:number-columns-repeated="2"/>
          <table:table-cell office:value-type="float" office:value="16.679323" calcext:value-type="float">
            <text:p>16.679323</text:p>
          </table:table-cell>
          <table:table-cell office:value-type="float" office:value="0.28234082" calcext:value-type="float">
            <text:p>0.28234082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Probably no Mg II because strength of 1239 &gt; 124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g II 1239 </text:p>
          </table:table-cell>
          <table:table-cell office:value-type="float" office:value="0" calcext:value-type="float">
            <text:p>0</text:p>
          </table:table-cell>
          <table:table-cell office:value-type="float" office:value="93.967369" calcext:value-type="float">
            <text:p>93.9673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412487" calcext:value-type="float">
            <text:p>16.412487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 II 1670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II 1526 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Si II 1304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II 1260 </text:p>
          </table:table-cell>
          <table:table-cell office:value-type="float" office:value="0" calcext:value-type="float">
            <text:p>0</text:p>
          </table:table-cell>
          <table:table-cell office:value-type="float" office:value="134.4678" calcext:value-type="float">
            <text:p>134.46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.908516" calcext:value-type="float">
            <text:p>12.908516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 II 1193 </text:p>
          </table:table-cell>
          <table:table-cell office:value-type="float" office:value="0" calcext:value-type="float">
            <text:p>0</text:p>
          </table:table-cell>
          <table:table-cell office:value-type="float" office:value="81.130226" calcext:value-type="float">
            <text:p>81.1302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043579" calcext:value-type="float">
            <text:p>13.043579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 II 1190 </text:p>
          </table:table-cell>
          <table:table-cell office:value-type="float" office:value="0" calcext:value-type="float">
            <text:p>0</text:p>
          </table:table-cell>
          <table:table-cell office:value-type="float" office:value="81.42646" calcext:value-type="float">
            <text:p>81.426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346797" calcext:value-type="float">
            <text:p>13.346797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 II 1020 </text:p>
          </table:table-cell>
          <table:table-cell office:value-type="float" office:value="0" calcext:value-type="float">
            <text:p>0</text:p>
          </table:table-cell>
          <table:table-cell office:value-type="float" office:value="54.562267" calcext:value-type="float">
            <text:p>54.5622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546599" calcext:value-type="float">
            <text:p>14.546599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Taken as non-detection, maybe contamination, very less strengt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 II 989 <text:s/></text:p>
          </table:table-cell>
          <table:table-cell office:value-type="float" office:value="50.229946" calcext:value-type="float">
            <text:p>50.229946</text:p>
          </table:table-cell>
          <table:table-cell office:value-type="float" office:value="11.42749" calcext:value-type="float">
            <text:p>11.42749</text:p>
          </table:table-cell>
          <table:table-cell table:number-columns-repeated="2"/>
          <table:table-cell office:value-type="float" office:value="13.612445" calcext:value-type="float">
            <text:p>13.612445</text:p>
          </table:table-cell>
          <table:table-cell office:value-type="float" office:value="0.054096185" calcext:value-type="float">
            <text:p>0.054096185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Contamination as higher and strong lines are missi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 III 1206</text:p>
          </table:table-cell>
          <table:table-cell office:value-type="float" office:value="268.65253" calcext:value-type="float">
            <text:p>268.65253</text:p>
          </table:table-cell>
          <table:table-cell office:value-type="float" office:value="24.435003" calcext:value-type="float">
            <text:p>24.435003</text:p>
          </table:table-cell>
          <table:table-cell table:number-columns-repeated="2"/>
          <table:table-cell office:value-type="float" office:value="13.417691" calcext:value-type="float">
            <text:p>13.417691</text:p>
          </table:table-cell>
          <table:table-cell office:value-type="float" office:value="0.27665093" calcext:value-type="float">
            <text:p>0.27665093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Very strong line (strengthwise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 IV 1393 </text:p>
          </table:table-cell>
          <table:table-cell table:number-columns-repeated="8"/>
          <table:table-cell office:value-type="string" calcext:value-type="string">
            <text:p>Taken as detection but looks like contamina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 IV 1402 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S II 1259 <text:s/></text:p>
          </table:table-cell>
          <table:table-cell office:value-type="float" office:value="663.17206" calcext:value-type="float">
            <text:p>663.17206</text:p>
          </table:table-cell>
          <table:table-cell office:value-type="float" office:value="26.424858" calcext:value-type="float">
            <text:p>26.424858</text:p>
          </table:table-cell>
          <table:table-cell table:number-columns-repeated="2"/>
          <table:table-cell office:value-type="float" office:value="15.839653" calcext:value-type="float">
            <text:p>15.839653</text:p>
          </table:table-cell>
          <table:table-cell office:value-type="float" office:value="432.27913" calcext:value-type="float">
            <text:p>432.27913</text:p>
          </table:table-cell>
          <table:table-cell office:value-type="string" calcext:value-type="string">
            <text:p>[-110,90]</text:p>
          </table:table-cell>
          <table:table-cell/>
          <table:table-cell office:value-type="string" calcext:value-type="string">
            <text:p><text:s/>It could be contamination as other S II lines are abse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 II 1253 <text:s/></text:p>
          </table:table-cell>
          <table:table-cell office:value-type="float" office:value="0" calcext:value-type="float">
            <text:p>0</text:p>
          </table:table-cell>
          <table:table-cell office:value-type="float" office:value="95.160553" calcext:value-type="float">
            <text:p>95.1605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798176" calcext:value-type="float">
            <text:p>14.798176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 II 1250 <text:s/></text:p>
          </table:table-cell>
          <table:table-cell office:value-type="float" office:value="0" calcext:value-type="float">
            <text:p>0</text:p>
          </table:table-cell>
          <table:table-cell office:value-type="float" office:value="97.690407" calcext:value-type="float">
            <text:p>97.6904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.111802" calcext:value-type="float">
            <text:p>15.111802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 III 1190 </text:p>
          </table:table-cell>
          <table:table-cell office:value-type="float" office:value="0" calcext:value-type="float">
            <text:p>0</text:p>
          </table:table-cell>
          <table:table-cell office:value-type="float" office:value="81.32856" calcext:value-type="float">
            <text:p>81.328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466043" calcext:value-type="float">
            <text:p>14.466043</text:p>
          </table:table-cell>
          <table:table-cell office:value-type="string" calcext:value-type="string">
            <text:p>[-100,100]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S III 1012 </text:p>
          </table:table-cell>
          <table:table-cell office:value-type="float" office:value="0" calcext:value-type="float">
            <text:p>0</text:p>
          </table:table-cell>
          <table:table-cell office:value-type="float" office:value="39.721317" calcext:value-type="float">
            <text:p>39.7213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090815" calcext:value-type="float">
            <text:p>14.090815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 IV 1062 <text:s/></text:p>
          </table:table-cell>
          <table:table-cell office:value-type="float" office:value="0" calcext:value-type="float">
            <text:p>0</text:p>
          </table:table-cell>
          <table:table-cell office:value-type="float" office:value="39.457031" calcext:value-type="float">
            <text:p>39.4570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994194" calcext:value-type="float">
            <text:p>13.994194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 IV 748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 V 786 <text:s text:c="3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 VI 944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7.165794" calcext:value-type="float">
            <text:p>37.1657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333874" calcext:value-type="float">
            <text:p>13.333874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 VI 933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56.723377" calcext:value-type="float">
            <text:p>56.7233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221626" calcext:value-type="float">
            <text:p>13.221626</text:p>
          </table:table-cell>
          <table:table-cell office:value-type="string" calcext:value-type="string">
            <text:p>[-100,100]</text:p>
          </table:table-cell>
          <table:table-cell/>
          <table:table-cell office:value-type="string" calcext:value-type="string">
            <text:p>Heavily ruined by emission li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 I 1347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 III 129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 II 1260 </text:p>
          </table:table-cell>
          <table:table-cell office:value-type="float" office:value="0" calcext:value-type="float">
            <text:p>0</text:p>
          </table:table-cell>
          <table:table-cell office:value-type="float" office:value="136.18309" calcext:value-type="float">
            <text:p>136.183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587886" calcext:value-type="float">
            <text:p>14.587886</text:p>
          </table:table-cell>
          <table:table-cell office:value-type="string" calcext:value-type="string">
            <text:p>[-100,100]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Fe II 1144 </text:p>
          </table:table-cell>
          <table:table-cell office:value-type="float" office:value="0" calcext:value-type="float">
            <text:p>0</text:p>
          </table:table-cell>
          <table:table-cell office:value-type="float" office:value="73.999168" calcext:value-type="float">
            <text:p>73.9991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885396" calcext:value-type="float">
            <text:p>13.885396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 III 1122</text:p>
          </table:table-cell>
          <table:table-cell office:value-type="float" office:value="0" calcext:value-type="float">
            <text:p>0</text:p>
          </table:table-cell>
          <table:table-cell office:value-type="float" office:value="68.21566" calcext:value-type="float">
            <text:p>68.21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050705" calcext:value-type="float">
            <text:p>14.050705</text:p>
          </table:table-cell>
          <table:table-cell office:value-type="string" calcext:value-type="string">
            <text:p>[-100,100]</text:p>
          </table:table-cell>
          <table:table-cell table:number-columns-repeated="1016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1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7" table:default-cell-style-name="ce2"/>
        <table:table-column table:style-name="co8" table:number-columns-repeated="1013" table:default-cell-style-name="ce2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<text:span text:style-name="T1">z</text:span><text:span text:style-name="T2">abs</text:span> = 0.39916 (C II 903.9)</text:p>
          </table:table-cell>
          <table:covered-table-cell/>
          <table:table-cell table:style-name="ce1" office:value-type="string" calcext:value-type="string">
            <text:p>(Revised and final)</text:p>
          </table:table-cell>
          <table:table-cell table:number-columns-repeated="1018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4" table:number-rows-spanned="1">
            <text:p>From vpfit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Ion</text:p>
          </table:table-cell>
          <table:table-cell table:style-name="ce1" office:value-type="string" calcext:value-type="string">
            <text:p>w (mA)</text:p>
          </table:table-cell>
          <table:table-cell table:style-name="ce1" office:value-type="string" calcext:value-type="string">
            <text:p>sigma_w (mA)</text:p>
          </table:table-cell>
          <table:table-cell table:style-name="ce1" office:value-type="string" calcext:value-type="string">
            <text:p>Na (cm^-2)</text:p>
          </table:table-cell>
          <table:table-cell table:style-name="ce1" office:value-type="string" calcext:value-type="string">
            <text:p>sigma_Na (cm^-2)</text:p>
          </table:table-cell>
          <table:table-cell table:style-name="ce1" office:value-type="string" calcext:value-type="string">
            <text:p>v (km/s)</text:p>
          </table:table-cell>
          <table:table-cell table:style-name="ce1" office:value-type="string" calcext:value-type="string">
            <text:p>b (km/s)</text:p>
          </table:table-cell>
          <table:table-cell table:style-name="ce1" office:value-type="string" calcext:value-type="string">
            <text:p>sigma_b (km/s)</text:p>
          </table:table-cell>
          <table:table-cell table:style-name="ce1" office:value-type="string" calcext:value-type="string">
            <text:p>Na (cm^-2)</text:p>
          </table:table-cell>
          <table:table-cell table:style-name="ce1" office:value-type="string" calcext:value-type="string">
            <text:p>sigma_Na (cm^-2)</text:p>
          </table:table-cell>
          <table:table-cell table:style-name="ce1" office:value-type="string" calcext:value-type="string">
            <text:p>Remark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 I 1215 <text:s text:c="2"/></text:p>
          </table:table-cell>
          <table:table-cell office:value-type="float" office:value="788.53479" calcext:value-type="float">
            <text:p>788.53479</text:p>
          </table:table-cell>
          <table:table-cell office:value-type="float" office:value="19.114935" calcext:value-type="float">
            <text:p>19.114935</text:p>
          </table:table-cell>
          <table:table-cell office:value-type="string" calcext:value-type="string">
            <text:p>&gt;14.4</text:p>
          </table:table-cell>
          <table:table-cell office:value-type="float" office:value="2665.3048" calcext:value-type="float">
            <text:p>2665.3048</text:p>
          </table:table-cell>
          <table:table-cell office:value-type="string" calcext:value-type="string">
            <text:p>[-130,1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1025 <text:s text:c="2"/></text:p>
          </table:table-cell>
          <table:table-cell office:value-type="float" office:value="503.20923" calcext:value-type="float">
            <text:p>503.20923</text:p>
          </table:table-cell>
          <table:table-cell office:value-type="float" office:value="11.81045" calcext:value-type="float">
            <text:p>11.81045</text:p>
          </table:table-cell>
          <table:table-cell office:value-type="string" calcext:value-type="string">
            <text:p>&gt;15.2</text:p>
          </table:table-cell>
          <table:table-cell office:value-type="float" office:value="0.14270489" calcext:value-type="float">
            <text:p>0.14270489</text:p>
          </table:table-cell>
          <table:table-cell office:value-type="string" calcext:value-type="string">
            <text:p>[-130,1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72 <text:s text:c="3"/></text:p>
          </table:table-cell>
          <table:table-cell office:value-type="float" office:value="361.17139" calcext:value-type="float">
            <text:p>361.17139</text:p>
          </table:table-cell>
          <table:table-cell office:value-type="float" office:value="9.4720831" calcext:value-type="float">
            <text:p>9.4720831</text:p>
          </table:table-cell>
          <table:table-cell office:value-type="string" calcext:value-type="string">
            <text:p>&gt;15.5</text:p>
          </table:table-cell>
          <table:table-cell office:value-type="float" office:value="0.084977394" calcext:value-type="float">
            <text:p>0.084977394</text:p>
          </table:table-cell>
          <table:table-cell office:value-type="string" calcext:value-type="string">
            <text:p>[-130,1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49 <text:s text:c="3"/></text:p>
          </table:table-cell>
          <table:table-cell office:value-type="float" office:value="314.86438" calcext:value-type="float">
            <text:p>314.86438</text:p>
          </table:table-cell>
          <table:table-cell office:value-type="float" office:value="9.6304083" calcext:value-type="float">
            <text:p>9.6304083</text:p>
          </table:table-cell>
          <table:table-cell office:value-type="string" calcext:value-type="string">
            <text:p>&gt;15.8</text:p>
          </table:table-cell>
          <table:table-cell office:value-type="float" office:value="0.067590194" calcext:value-type="float">
            <text:p>0.067590194</text:p>
          </table:table-cell>
          <table:table-cell office:value-type="string" calcext:value-type="string">
            <text:p>[-130,1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37 <text:s text:c="3"/></text:p>
          </table:table-cell>
          <table:table-cell office:value-type="float" office:value="280.63998" calcext:value-type="float">
            <text:p>280.63998</text:p>
          </table:table-cell>
          <table:table-cell office:value-type="float" office:value="16.879967" calcext:value-type="float">
            <text:p>16.879967</text:p>
          </table:table-cell>
          <table:table-cell office:value-type="string" calcext:value-type="string">
            <text:p>&gt;15.9</text:p>
          </table:table-cell>
          <table:table-cell office:value-type="float" office:value="0.1132975" calcext:value-type="float">
            <text:p>0.1132975</text:p>
          </table:table-cell>
          <table:table-cell office:value-type="string" calcext:value-type="string">
            <text:p>[-130,1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30 <text:s text:c="3"/></text:p>
          </table:table-cell>
          <table:table-cell office:value-type="float" office:value="-3517.7109" calcext:value-type="float">
            <text:p>-3517.7109</text:p>
          </table:table-cell>
          <table:table-cell office:value-type="float" office:value="28.135469" calcext:value-type="float">
            <text:p>28.135469</text:p>
          </table:table-cell>
          <table:table-cell office:value-type="string" calcext:value-type="string">
            <text:p>NaN</text:p>
          </table:table-cell>
          <table:table-cell office:value-type="float" office:value="-0.00053762968" calcext:value-type="float">
            <text:p>-0.0005376297</text:p>
          </table:table-cell>
          <table:table-cell office:value-type="string" calcext:value-type="string">
            <text:p>[-130,1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26 <text:s text:c="3"/></text:p>
          </table:table-cell>
          <table:table-cell office:value-type="float" office:value="245.45602" calcext:value-type="float">
            <text:p>245.45602</text:p>
          </table:table-cell>
          <table:table-cell office:value-type="float" office:value="9.5863962" calcext:value-type="float">
            <text:p>9.5863962</text:p>
          </table:table-cell>
          <table:table-cell office:value-type="float" office:value="16.294679" calcext:value-type="float">
            <text:p>16.294679</text:p>
          </table:table-cell>
          <table:table-cell office:value-type="float" office:value="0.033389307" calcext:value-type="float">
            <text:p>0.033389307</text:p>
          </table:table-cell>
          <table:table-cell office:value-type="string" calcext:value-type="string">
            <text:p>[-130,110]</text:p>
          </table:table-cell>
          <table:table-cell table:number-columns-repeated="4"/>
          <table:table-cell office:value-type="string" calcext:value-type="string">
            <text:p>Contaminated by emission lin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23 <text:s text:c="3"/></text:p>
          </table:table-cell>
          <table:table-cell office:value-type="float" office:value="200.26189" calcext:value-type="float">
            <text:p>200.26189</text:p>
          </table:table-cell>
          <table:table-cell office:value-type="float" office:value="7.5681553" calcext:value-type="float">
            <text:p>7.5681553</text:p>
          </table:table-cell>
          <table:table-cell office:value-type="float" office:value="16.354483" calcext:value-type="float">
            <text:p>16.354483</text:p>
          </table:table-cell>
          <table:table-cell office:value-type="float" office:value="0.026966557" calcext:value-type="float">
            <text:p>0.026966557</text:p>
          </table:table-cell>
          <table:table-cell office:value-type="string" calcext:value-type="string">
            <text:p>[-9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20 <text:s text:c="3"/></text:p>
          </table:table-cell>
          <table:table-cell office:value-type="float" office:value="202.24727" calcext:value-type="float">
            <text:p>202.24727</text:p>
          </table:table-cell>
          <table:table-cell office:value-type="float" office:value="8.5029974" calcext:value-type="float">
            <text:p>8.5029974</text:p>
          </table:table-cell>
          <table:table-cell office:value-type="float" office:value="16.503253" calcext:value-type="float">
            <text:p>16.503253</text:p>
          </table:table-cell>
          <table:table-cell office:value-type="float" office:value="0.03286603" calcext:value-type="float">
            <text:p>0.03286603</text:p>
          </table:table-cell>
          <table:table-cell office:value-type="string" calcext:value-type="string">
            <text:p>[-9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9 <text:s text:c="3"/></text:p>
          </table:table-cell>
          <table:table-cell office:value-type="float" office:value="182.03847" calcext:value-type="float">
            <text:p>182.03847</text:p>
          </table:table-cell>
          <table:table-cell office:value-type="float" office:value="10.534495" calcext:value-type="float">
            <text:p>10.534495</text:p>
          </table:table-cell>
          <table:table-cell office:value-type="float" office:value="16.539241" calcext:value-type="float">
            <text:p>16.539241</text:p>
          </table:table-cell>
          <table:table-cell office:value-type="float" office:value="0.04010685" calcext:value-type="float">
            <text:p>0.04010685</text:p>
          </table:table-cell>
          <table:table-cell office:value-type="string" calcext:value-type="string">
            <text:p>[-9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8 <text:s text:c="3"/></text:p>
          </table:table-cell>
          <table:table-cell office:value-type="float" office:value="172.27391" calcext:value-type="float">
            <text:p>172.27391</text:p>
          </table:table-cell>
          <table:table-cell office:value-type="float" office:value="10.624761" calcext:value-type="float">
            <text:p>10.624761</text:p>
          </table:table-cell>
          <table:table-cell office:value-type="float" office:value="16.640926" calcext:value-type="float">
            <text:p>16.640926</text:p>
          </table:table-cell>
          <table:table-cell office:value-type="float" office:value="0.04285522" calcext:value-type="float">
            <text:p>0.04285522</text:p>
          </table:table-cell>
          <table:table-cell office:value-type="string" calcext:value-type="string">
            <text:p>[-9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7 <text:s text:c="3"/></text:p>
          </table:table-cell>
          <table:table-cell office:value-type="float" office:value="146.78632" calcext:value-type="float">
            <text:p>146.78632</text:p>
          </table:table-cell>
          <table:table-cell office:value-type="float" office:value="10.91488" calcext:value-type="float">
            <text:p>10.91488</text:p>
          </table:table-cell>
          <table:table-cell office:value-type="float" office:value="16.67675" calcext:value-type="float">
            <text:p>16.67675</text:p>
          </table:table-cell>
          <table:table-cell office:value-type="float" office:value="0.043044273" calcext:value-type="float">
            <text:p>0.043044273</text:p>
          </table:table-cell>
          <table:table-cell office:value-type="string" calcext:value-type="string">
            <text:p>[-9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6.4 <text:s/></text:p>
          </table:table-cell>
          <table:table-cell office:value-type="float" office:value="159.62129" calcext:value-type="float">
            <text:p>159.62129</text:p>
          </table:table-cell>
          <table:table-cell office:value-type="float" office:value="10.847659" calcext:value-type="float">
            <text:p>10.847659</text:p>
          </table:table-cell>
          <table:table-cell office:value-type="float" office:value="16.814716" calcext:value-type="float">
            <text:p>16.814716</text:p>
          </table:table-cell>
          <table:table-cell office:value-type="float" office:value="0.041960572" calcext:value-type="float">
            <text:p>0.041960572</text:p>
          </table:table-cell>
          <table:table-cell office:value-type="string" calcext:value-type="string">
            <text:p>[-9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5.8 <text:s/></text:p>
          </table:table-cell>
          <table:table-cell office:value-type="float" office:value="120.23562" calcext:value-type="float">
            <text:p>120.23562</text:p>
          </table:table-cell>
          <table:table-cell office:value-type="float" office:value="10.102622" calcext:value-type="float">
            <text:p>10.102622</text:p>
          </table:table-cell>
          <table:table-cell office:value-type="float" office:value="16.690875" calcext:value-type="float">
            <text:p>16.690875</text:p>
          </table:table-cell>
          <table:table-cell office:value-type="float" office:value="0.033268395" calcext:value-type="float">
            <text:p>0.033268395</text:p>
          </table:table-cell>
          <table:table-cell office:value-type="string" calcext:value-type="string">
            <text:p>[-6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5.3 <text:s/></text:p>
          </table:table-cell>
          <table:table-cell office:value-type="float" office:value="143.83545" calcext:value-type="float">
            <text:p>143.83545</text:p>
          </table:table-cell>
          <table:table-cell office:value-type="float" office:value="9.6785135" calcext:value-type="float">
            <text:p>9.6785135</text:p>
          </table:table-cell>
          <table:table-cell office:value-type="float" office:value="16.890423" calcext:value-type="float">
            <text:p>16.890423</text:p>
          </table:table-cell>
          <table:table-cell office:value-type="float" office:value="0.032892661" calcext:value-type="float">
            <text:p>0.032892661</text:p>
          </table:table-cell>
          <table:table-cell office:value-type="string" calcext:value-type="string">
            <text:p>[-60,5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4.9 <text:s/></text:p>
          </table:table-cell>
          <table:table-cell office:value-type="float" office:value="215.94704" calcext:value-type="float">
            <text:p>215.94704</text:p>
          </table:table-cell>
          <table:table-cell office:value-type="float" office:value="9.913187" calcext:value-type="float">
            <text:p>9.913187</text:p>
          </table:table-cell>
          <table:table-cell office:value-type="float" office:value="17.131754" calcext:value-type="float">
            <text:p>17.131754</text:p>
          </table:table-cell>
          <table:table-cell office:value-type="float" office:value="0.02885239" calcext:value-type="float">
            <text:p>0.02885239</text:p>
          </table:table-cell>
          <table:table-cell office:value-type="string" calcext:value-type="string">
            <text:p>[-60,75]</text:p>
          </table:table-cell>
          <table:table-cell table:number-columns-repeated="4"/>
          <table:table-cell office:value-type="string" calcext:value-type="string">
            <text:p>914.9 very close b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4.5 <text:s/></text:p>
          </table:table-cell>
          <table:table-cell office:value-type="float" office:value="91.607918" calcext:value-type="float">
            <text:p>91.607918</text:p>
          </table:table-cell>
          <table:table-cell office:value-type="float" office:value="8.9006166" calcext:value-type="float">
            <text:p>8.9006166</text:p>
          </table:table-cell>
          <table:table-cell office:value-type="float" office:value="16.784168" calcext:value-type="float">
            <text:p>16.784168</text:p>
          </table:table-cell>
          <table:table-cell office:value-type="float" office:value="0.033183738" calcext:value-type="float">
            <text:p>0.033183738</text:p>
          </table:table-cell>
          <table:table-cell office:value-type="string" calcext:value-type="string">
            <text:p>[-50,30]</text:p>
          </table:table-cell>
          <table:table-cell table:number-columns-repeated="4"/>
          <table:table-cell office:value-type="string" calcext:value-type="string">
            <text:p>Contamin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4.2 <text:s/></text:p>
          </table:table-cell>
          <table:table-cell office:value-type="float" office:value="83.677826" calcext:value-type="float">
            <text:p>83.677826</text:p>
          </table:table-cell>
          <table:table-cell office:value-type="float" office:value="8.5381889" calcext:value-type="float">
            <text:p>8.5381889</text:p>
          </table:table-cell>
          <table:table-cell office:value-type="float" office:value="16.797386" calcext:value-type="float">
            <text:p>16.797386</text:p>
          </table:table-cell>
          <table:table-cell office:value-type="float" office:value="0.032751605" calcext:value-type="float">
            <text:p>0.032751605</text:p>
          </table:table-cell>
          <table:table-cell office:value-type="string" calcext:value-type="string">
            <text:p>[-50,3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4.0 <text:s/></text:p>
          </table:table-cell>
          <table:table-cell office:value-type="float" office:value="101.85059" calcext:value-type="float">
            <text:p>101.85059</text:p>
          </table:table-cell>
          <table:table-cell office:value-type="float" office:value="7.9509869" calcext:value-type="float">
            <text:p>7.9509869</text:p>
          </table:table-cell>
          <table:table-cell office:value-type="float" office:value="16.971964" calcext:value-type="float">
            <text:p>16.971964</text:p>
          </table:table-cell>
          <table:table-cell office:value-type="float" office:value="0.025566694" calcext:value-type="float">
            <text:p>0.025566694</text:p>
          </table:table-cell>
          <table:table-cell office:value-type="string" calcext:value-type="string">
            <text:p>[-50,30]</text:p>
          </table:table-cell>
          <table:table-cell table:number-columns-repeated="4"/>
          <table:table-cell office:value-type="string" calcext:value-type="string">
            <text:p>Boundary of higher Lyman lines is ambiguou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 I 913.8 <text:s/></text:p>
          </table:table-cell>
          <table:table-cell office:value-type="float" office:value="56.521877" calcext:value-type="float">
            <text:p>56.521877</text:p>
          </table:table-cell>
          <table:table-cell office:value-type="float" office:value="5.7783108" calcext:value-type="float">
            <text:p>5.7783108</text:p>
          </table:table-cell>
          <table:table-cell office:value-type="float" office:value="16.762867" calcext:value-type="float">
            <text:p>16.762867</text:p>
          </table:table-cell>
          <table:table-cell office:value-type="float" office:value="0.024950934" calcext:value-type="float">
            <text:p>0.024950934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3.6 <text:s/></text:p>
          </table:table-cell>
          <table:table-cell office:value-type="string" calcext:value-type="string">
            <text:p>&lt;16</text:p>
          </table:table-cell>
          <table:table-cell office:value-type="float" office:value="15.975982" calcext:value-type="float">
            <text:p>15.975982</text:p>
          </table:table-cell>
          <table:table-cell office:value-type="string" calcext:value-type="string">
            <text:p>&lt;16.2</text:p>
          </table:table-cell>
          <table:table-cell office:value-type="float" office:value="16.188601" calcext:value-type="float">
            <text:p>16.188601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3.4 <text:s/></text:p>
          </table:table-cell>
          <table:table-cell office:value-type="string" calcext:value-type="string">
            <text:p>&lt;18</text:p>
          </table:table-cell>
          <table:table-cell office:value-type="float" office:value="17.971575" calcext:value-type="float">
            <text:p>17.971575</text:p>
          </table:table-cell>
          <table:table-cell office:value-type="string" calcext:value-type="string">
            <text:p>&lt;16.4</text:p>
          </table:table-cell>
          <table:table-cell office:value-type="float" office:value="16.306818" calcext:value-type="float">
            <text:p>16.306818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3.3 <text:s/></text:p>
          </table:table-cell>
          <table:table-cell office:value-type="string" calcext:value-type="string">
            <text:p>&lt;17</text:p>
          </table:table-cell>
          <table:table-cell office:value-type="float" office:value="16.370281" calcext:value-type="float">
            <text:p>16.370281</text:p>
          </table:table-cell>
          <table:table-cell office:value-type="string" calcext:value-type="string">
            <text:p>&lt;16.4</text:p>
          </table:table-cell>
          <table:table-cell office:value-type="float" office:value="16.304211" calcext:value-type="float">
            <text:p>16.304211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3.2 <text:s/></text:p>
          </table:table-cell>
          <table:table-cell office:value-type="string" calcext:value-type="string">
            <text:p>&lt;17</text:p>
          </table:table-cell>
          <table:table-cell office:value-type="float" office:value="16.501478" calcext:value-type="float">
            <text:p>16.501478</text:p>
          </table:table-cell>
          <table:table-cell office:value-type="string" calcext:value-type="string">
            <text:p>&lt;16.4</text:p>
          </table:table-cell>
          <table:table-cell office:value-type="float" office:value="16.349188" calcext:value-type="float">
            <text:p>16.349188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3.1 <text:s/></text:p>
          </table:table-cell>
          <table:table-cell office:value-type="string" calcext:value-type="string">
            <text:p>&lt;17</text:p>
          </table:table-cell>
          <table:table-cell office:value-type="float" office:value="16.446217" calcext:value-type="float">
            <text:p>16.446217</text:p>
          </table:table-cell>
          <table:table-cell office:value-type="string" calcext:value-type="string">
            <text:p>&lt;16.5</text:p>
          </table:table-cell>
          <table:table-cell office:value-type="float" office:value="16.444746" calcext:value-type="float">
            <text:p>16.444746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3.0 <text:s/></text:p>
          </table:table-cell>
          <table:table-cell office:value-type="string" calcext:value-type="string">
            <text:p>&lt;17</text:p>
          </table:table-cell>
          <table:table-cell office:value-type="float" office:value="16.433025" calcext:value-type="float">
            <text:p>16.433025</text:p>
          </table:table-cell>
          <table:table-cell office:value-type="string" calcext:value-type="string">
            <text:p>&lt;16.5</text:p>
          </table:table-cell>
          <table:table-cell office:value-type="float" office:value="16.444492" calcext:value-type="float">
            <text:p>16.444492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2.9 <text:s/></text:p>
          </table:table-cell>
          <table:table-cell office:value-type="string" calcext:value-type="string">
            <text:p>&lt;18</text:p>
          </table:table-cell>
          <table:table-cell office:value-type="float" office:value="17.023834" calcext:value-type="float">
            <text:p>17.023834</text:p>
          </table:table-cell>
          <table:table-cell office:value-type="string" calcext:value-type="string">
            <text:p>&lt;16.6</text:p>
          </table:table-cell>
          <table:table-cell office:value-type="float" office:value="16.517908" calcext:value-type="float">
            <text:p>16.517908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2.8 <text:s/></text:p>
          </table:table-cell>
          <table:table-cell office:value-type="string" calcext:value-type="string">
            <text:p>&lt;18</text:p>
          </table:table-cell>
          <table:table-cell office:value-type="float" office:value="17.976347" calcext:value-type="float">
            <text:p>17.976347</text:p>
          </table:table-cell>
          <table:table-cell office:value-type="string" calcext:value-type="string">
            <text:p>&lt;16.7</text:p>
          </table:table-cell>
          <table:table-cell office:value-type="float" office:value="16.608574" calcext:value-type="float">
            <text:p>16.608574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2.76 </text:p>
          </table:table-cell>
          <table:table-cell office:value-type="string" calcext:value-type="string">
            <text:p>&lt;18</text:p>
          </table:table-cell>
          <table:table-cell office:value-type="float" office:value="17.968821" calcext:value-type="float">
            <text:p>17.968821</text:p>
          </table:table-cell>
          <table:table-cell office:value-type="string" calcext:value-type="string">
            <text:p>&lt;16.7</text:p>
          </table:table-cell>
          <table:table-cell office:value-type="float" office:value="16.687639" calcext:value-type="float">
            <text:p>16.687639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2.70 </text:p>
          </table:table-cell>
          <table:table-cell office:value-type="string" calcext:value-type="string">
            <text:p>&lt;18</text:p>
          </table:table-cell>
          <table:table-cell office:value-type="float" office:value="17.87303" calcext:value-type="float">
            <text:p>17.87303</text:p>
          </table:table-cell>
          <table:table-cell office:value-type="string" calcext:value-type="string">
            <text:p>&lt;16.7</text:p>
          </table:table-cell>
          <table:table-cell office:value-type="float" office:value="16.685381" calcext:value-type="float">
            <text:p>16.685381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912.6 <text:s/></text:p>
          </table:table-cell>
          <table:table-cell office:value-type="string" calcext:value-type="string">
            <text:p>&lt;18</text:p>
          </table:table-cell>
          <table:table-cell office:value-type="float" office:value="17.457752" calcext:value-type="float">
            <text:p>17.457752</text:p>
          </table:table-cell>
          <table:table-cell office:value-type="string" calcext:value-type="string">
            <text:p>&lt;16.8</text:p>
          </table:table-cell>
          <table:table-cell office:value-type="float" office:value="16.772137" calcext:value-type="float">
            <text:p>16.772137</text:p>
          </table:table-cell>
          <table:table-cell office:value-type="string" calcext:value-type="string">
            <text:p>[-30,1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 I <text:s/></text:p>
          </table:table-cell>
          <table:table-cell table:number-columns-repeated="2"/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/>
          <table:table-cell office:value-type="float" office:value="24.41906" calcext:value-type="float">
            <text:p>24.41906</text:p>
          </table:table-cell>
          <table:table-cell office:value-type="float" office:value="0.35597" calcext:value-type="float">
            <text:p>0.35597</text:p>
          </table:table-cell>
          <table:table-cell office:value-type="float" office:value="16.822636" calcext:value-type="float">
            <text:p>16.822636</text:p>
          </table:table-cell>
          <table:table-cell office:value-type="float" office:value="0.017156" calcext:value-type="float">
            <text:p>0.0171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 I 584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 I 537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II 903.9 </text:p>
          </table:table-cell>
          <table:table-cell office:value-type="float" office:value="82.295395" calcext:value-type="float">
            <text:p>82.295395</text:p>
          </table:table-cell>
          <table:table-cell office:value-type="float" office:value="8.554615" calcext:value-type="float">
            <text:p>8.554615</text:p>
          </table:table-cell>
          <table:table-cell office:value-type="float" office:value="13.641818" calcext:value-type="float">
            <text:p>13.641818</text:p>
          </table:table-cell>
          <table:table-cell office:value-type="float" office:value="0.027168419" calcext:value-type="float">
            <text:p>0.027168419</text:p>
          </table:table-cell>
          <table:table-cell office:value-type="string" calcext:value-type="string">
            <text:p>[-50,60]</text:p>
          </table:table-cell>
          <table:table-cell table:number-columns-repeated="4"/>
          <table:table-cell office:value-type="string" calcext:value-type="string">
            <text:p>Cannot take -100 to 100 km/s because the other signals are very close b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 II 903.6 </text:p>
          </table:table-cell>
          <table:table-cell office:value-type="float" office:value="56.690018" calcext:value-type="float">
            <text:p>56.690018</text:p>
          </table:table-cell>
          <table:table-cell office:value-type="float" office:value="8.5313272" calcext:value-type="float">
            <text:p>8.5313272</text:p>
          </table:table-cell>
          <table:table-cell office:value-type="float" office:value="13.735003" calcext:value-type="float">
            <text:p>13.735003</text:p>
          </table:table-cell>
          <table:table-cell office:value-type="float" office:value="0.034091677" calcext:value-type="float">
            <text:p>0.034091677</text:p>
          </table:table-cell>
          <table:table-cell office:value-type="string" calcext:value-type="string">
            <text:p>[-50,6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 II 1334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II 1036 <text:s/></text:p>
          </table:table-cell>
          <table:table-cell office:value-type="float" office:value="44.111443" calcext:value-type="float">
            <text:p>44.111443</text:p>
          </table:table-cell>
          <table:table-cell office:value-type="float" office:value="9.1196747" calcext:value-type="float">
            <text:p>9.1196747</text:p>
          </table:table-cell>
          <table:table-cell office:value-type="float" office:value="13.630249" calcext:value-type="float">
            <text:p>13.630249</text:p>
          </table:table-cell>
          <table:table-cell office:value-type="float" office:value="0.043666988" calcext:value-type="float">
            <text:p>0.043666988</text:p>
          </table:table-cell>
          <table:table-cell office:value-type="string" calcext:value-type="string">
            <text:p>[-50,6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C II</text:p>
          </table:table-cell>
          <table:table-cell table:number-columns-repeated="2"/>
          <table:table-cell office:value-type="float" office:value="13.704013" calcext:value-type="float">
            <text:p>13.704013</text:p>
          </table:table-cell>
          <table:table-cell office:value-type="float" office:value="0.051202" calcext:value-type="float">
            <text:p>0.051202</text:p>
          </table:table-cell>
          <table:table-cell/>
          <table:table-cell office:value-type="float" office:value="19.52857" calcext:value-type="float">
            <text:p>19.52857</text:p>
          </table:table-cell>
          <table:table-cell office:value-type="float" office:value="3.76563" calcext:value-type="float">
            <text:p>3.76563</text:p>
          </table:table-cell>
          <table:table-cell office:value-type="float" office:value="13.704013" calcext:value-type="float">
            <text:p>13.704013</text:p>
          </table:table-cell>
          <table:table-cell office:value-type="float" office:value="0.051202" calcext:value-type="float">
            <text:p>0.0512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 III 977 <text:s/></text:p>
          </table:table-cell>
          <table:table-cell office:value-type="float" office:value="255.2908" calcext:value-type="float">
            <text:p>255.2908</text:p>
          </table:table-cell>
          <table:table-cell office:value-type="float" office:value="9.0273838" calcext:value-type="float">
            <text:p>9.0273838</text:p>
          </table:table-cell>
          <table:table-cell office:value-type="float" office:value="13.905271" calcext:value-type="float">
            <text:p>13.905271</text:p>
          </table:table-cell>
          <table:table-cell office:value-type="float" office:value="0.036182276" calcext:value-type="float">
            <text:p>0.036182276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 III</text:p>
          </table:table-cell>
          <table:table-cell table:number-columns-repeated="2"/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/>
          <table:table-cell office:value-type="float" office:value="29.735" calcext:value-type="float">
            <text:p>29.735</text:p>
          </table:table-cell>
          <table:table-cell office:value-type="float" office:value="1.93761" calcext:value-type="float">
            <text:p>1.93761</text:p>
          </table:table-cell>
          <table:table-cell office:value-type="float" office:value="14.06174" calcext:value-type="float">
            <text:p>14.06174</text:p>
          </table:table-cell>
          <table:table-cell office:value-type="float" office:value="0.054212" calcext:value-type="float">
            <text:p>0.0542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 IV 1548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 IV 1550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 II 1083 <text:s/></text:p>
          </table:table-cell>
          <table:table-cell office:value-type="string" calcext:value-type="string">
            <text:p>&lt;43</text:p>
          </table:table-cell>
          <table:table-cell office:value-type="float" office:value="42.35392" calcext:value-type="float">
            <text:p>42.35392</text:p>
          </table:table-cell>
          <table:table-cell office:value-type="string" calcext:value-type="string">
            <text:p>&lt;13.6</text:p>
          </table:table-cell>
          <table:table-cell office:value-type="float" office:value="13.596395" calcext:value-type="float">
            <text:p>13.596395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 II 915 <text:s text:c="2"/></text:p>
          </table:table-cell>
          <table:table-cell office:value-type="string" calcext:value-type="string">
            <text:p>&lt;25</text:p>
          </table:table-cell>
          <table:table-cell office:value-type="float" office:value="24.737373" calcext:value-type="float">
            <text:p>24.737373</text:p>
          </table:table-cell>
          <table:table-cell office:value-type="string" calcext:value-type="string">
            <text:p>&lt;13.4</text:p>
          </table:table-cell>
          <table:table-cell office:value-type="float" office:value="13.361673" calcext:value-type="float">
            <text:p>13.361673</text:p>
          </table:table-cell>
          <table:table-cell office:value-type="string" calcext:value-type="string">
            <text:p>[-57,2]</text:p>
          </table:table-cell>
          <table:table-cell table:number-columns-repeated="4"/>
          <table:table-cell office:value-type="string" calcext:value-type="string">
            <text:p>Lies in the break reg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 III 989 <text:s/></text:p>
          </table:table-cell>
          <table:table-cell office:value-type="float" office:value="51.967098" calcext:value-type="float">
            <text:p>51.967098</text:p>
          </table:table-cell>
          <table:table-cell office:value-type="float" office:value="11.385948" calcext:value-type="float">
            <text:p>11.385948</text:p>
          </table:table-cell>
          <table:table-cell office:value-type="float" office:value="13.831169" calcext:value-type="float">
            <text:p>13.831169</text:p>
          </table:table-cell>
          <table:table-cell office:value-type="float" office:value="0.052440147" calcext:value-type="float">
            <text:p>0.052440147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 III 685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 III 684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 III</text:p>
          </table:table-cell>
          <table:table-cell table:number-columns-repeated="2"/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/>
          <table:table-cell office:value-type="float" office:value="27.01445" calcext:value-type="float">
            <text:p>27.01445</text:p>
          </table:table-cell>
          <table:table-cell office:value-type="float" office:value="6.1974" calcext:value-type="float">
            <text:p>6.1974</text:p>
          </table:table-cell>
          <table:table-cell office:value-type="float" office:value="13.795373" calcext:value-type="float">
            <text:p>13.795373</text:p>
          </table:table-cell>
          <table:table-cell office:value-type="float" office:value="0.065222" calcext:value-type="float">
            <text:p>0.0652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 IV 765 <text:s text:c="2"/></text:p>
          </table:table-cell>
          <table:table-cell table:number-columns-repeated="9"/>
          <table:table-cell office:value-type="string" calcext:value-type="string">
            <text:p>Lies in the Lyman break reg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 V 1238 <text:s text:c="2"/></text:p>
          </table:table-cell>
          <table:table-cell office:value-type="string" calcext:value-type="string">
            <text:p>&lt;94</text:p>
          </table:table-cell>
          <table:table-cell office:value-type="float" office:value="93.200005" calcext:value-type="float">
            <text:p>93.200005</text:p>
          </table:table-cell>
          <table:table-cell office:value-type="string" calcext:value-type="string">
            <text:p>&lt;13.7</text:p>
          </table:table-cell>
          <table:table-cell office:value-type="float" office:value="13.64031" calcext:value-type="float">
            <text:p>13.64031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 V 1242 <text:s text:c="2"/></text:p>
          </table:table-cell>
          <table:table-cell office:value-type="string" calcext:value-type="string">
            <text:p>&lt;98</text:p>
          </table:table-cell>
          <table:table-cell office:value-type="float" office:value="97.624344" calcext:value-type="float">
            <text:p>97.624344</text:p>
          </table:table-cell>
          <table:table-cell office:value-type="string" calcext:value-type="string">
            <text:p>&lt;14.0</text:p>
          </table:table-cell>
          <table:table-cell office:value-type="float" office:value="13.960191" calcext:value-type="float">
            <text:p>13.960191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 II 834 <text:s text:c="2"/></text:p>
          </table:table-cell>
          <table:table-cell office:value-type="float" office:value="274.20618" calcext:value-type="float">
            <text:p>274.20618</text:p>
          </table:table-cell>
          <table:table-cell office:value-type="float" office:value="13.244999" calcext:value-type="float">
            <text:p>13.244999</text:p>
          </table:table-cell>
          <table:table-cell office:value-type="float" office:value="14.799319" calcext:value-type="float">
            <text:p>14.799319</text:p>
          </table:table-cell>
          <table:table-cell office:value-type="float" office:value="0.064755597" calcext:value-type="float">
            <text:p>0.064755597</text:p>
          </table:table-cell>
          <table:table-cell office:value-type="string" calcext:value-type="string">
            <text:p>[-150,50]</text:p>
          </table:table-cell>
          <table:table-cell table:number-columns-repeated="4"/>
          <table:table-cell office:value-type="string" calcext:value-type="string">
            <text:p>Ambiguity over O II lin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 II 833 <text:s text:c="2"/></text:p>
          </table:table-cell>
          <table:table-cell office:value-type="float" office:value="42.077347" calcext:value-type="float">
            <text:p>42.077347</text:p>
          </table:table-cell>
          <table:table-cell office:value-type="float" office:value="10.036479" calcext:value-type="float">
            <text:p>10.036479</text:p>
          </table:table-cell>
          <table:table-cell office:value-type="float" office:value="13.989768" calcext:value-type="float">
            <text:p>13.989768</text:p>
          </table:table-cell>
          <table:table-cell office:value-type="float" office:value="0.069139284" calcext:value-type="float">
            <text:p>0.069139284</text:p>
          </table:table-cell>
          <table:table-cell office:value-type="string" calcext:value-type="string">
            <text:p>[-30,3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 II 832 <text:s text:c="2"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office:value-type="float" office:value="15.207778" calcext:value-type="float">
            <text:p>15.2077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70,14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 II</text:p>
          </table:table-cell>
          <table:table-cell table:number-columns-repeated="9"/>
          <table:table-cell office:value-type="string" calcext:value-type="string">
            <text:p>Contamin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 III 702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II 832 <text:s/></text:p>
          </table:table-cell>
          <table:table-cell office:value-type="float" office:value="263.83798" calcext:value-type="float">
            <text:p>263.83798</text:p>
          </table:table-cell>
          <table:table-cell office:value-type="float" office:value="15.452649" calcext:value-type="float">
            <text:p>15.452649</text:p>
          </table:table-cell>
          <table:table-cell office:value-type="float" office:value="14.829678" calcext:value-type="float">
            <text:p>14.829678</text:p>
          </table:table-cell>
          <table:table-cell office:value-type="float" office:value="0.07238563" calcext:value-type="float">
            <text:p>0.07238563</text:p>
          </table:table-cell>
          <table:table-cell office:value-type="string" calcext:value-type="string">
            <text:p>[-130,80]</text:p>
          </table:table-cell>
          <table:table-cell table:number-columns-repeated="4"/>
          <table:table-cell office:value-type="string" calcext:value-type="string">
            <text:p>It seems to be O III but the amplitude is unnecessarily high (maybe some sort of contamination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 III</text:p>
          </table:table-cell>
          <table:table-cell table:number-columns-repeated="2"/>
          <table:table-cell office:value-type="float" office:value="14.844858" calcext:value-type="float">
            <text:p>14.844858</text:p>
          </table:table-cell>
          <table:table-cell office:value-type="float" office:value="0.182021" calcext:value-type="float">
            <text:p>0.182021</text:p>
          </table:table-cell>
          <table:table-cell/>
          <table:table-cell office:value-type="float" office:value="32.7734" calcext:value-type="float">
            <text:p>32.7734</text:p>
          </table:table-cell>
          <table:table-cell office:value-type="float" office:value="12.39942" calcext:value-type="float">
            <text:p>12.39942</text:p>
          </table:table-cell>
          <table:table-cell office:value-type="float" office:value="14.844858" calcext:value-type="float">
            <text:p>14.844858</text:p>
          </table:table-cell>
          <table:table-cell office:value-type="float" office:value="0.182021" calcext:value-type="float">
            <text:p>0.1820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 IV 554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V 553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V 608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IV 787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V 629 <text:s text:c="3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 VI 1031 <text:s/></text:p>
          </table:table-cell>
          <table:table-cell office:value-type="float" office:value="208.00789" calcext:value-type="float">
            <text:p>208.00789</text:p>
          </table:table-cell>
          <table:table-cell office:value-type="float" office:value="11.416915" calcext:value-type="float">
            <text:p>11.416915</text:p>
          </table:table-cell>
          <table:table-cell office:value-type="float" office:value="14.335681" calcext:value-type="float">
            <text:p>14.335681</text:p>
          </table:table-cell>
          <table:table-cell office:value-type="float" office:value="0.022732147" calcext:value-type="float">
            <text:p>0.022732147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 VI 1037 <text:s/></text:p>
          </table:table-cell>
          <table:table-cell office:value-type="float" office:value="115.9499" calcext:value-type="float">
            <text:p>115.9499</text:p>
          </table:table-cell>
          <table:table-cell office:value-type="float" office:value="12.130836" calcext:value-type="float">
            <text:p>12.130836</text:p>
          </table:table-cell>
          <table:table-cell office:value-type="float" office:value="14.349694" calcext:value-type="float">
            <text:p>14.349694</text:p>
          </table:table-cell>
          <table:table-cell office:value-type="float" office:value="0.033256428" calcext:value-type="float">
            <text:p>0.033256428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 VI</text:p>
          </table:table-cell>
          <table:table-cell table:number-columns-repeated="2"/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/>
          <table:table-cell office:value-type="float" office:value="51.73376" calcext:value-type="float">
            <text:p>51.73376</text:p>
          </table:table-cell>
          <table:table-cell office:value-type="float" office:value="3.61867" calcext:value-type="float">
            <text:p>3.61867</text:p>
          </table:table-cell>
          <table:table-cell office:value-type="float" office:value="14.35658" calcext:value-type="float">
            <text:p>14.35658</text:p>
          </table:table-cell>
          <table:table-cell office:value-type="float" office:value="0.025239" calcext:value-type="float">
            <text:p>0.0252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e V 568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 VI 558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 VIII 7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 VIII 7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g II 1240 </text:p>
          </table:table-cell>
          <table:table-cell office:value-type="float" office:value="61.564854" calcext:value-type="float">
            <text:p>61.564854</text:p>
          </table:table-cell>
          <table:table-cell office:value-type="float" office:value="30.868597" calcext:value-type="float">
            <text:p>30.868597</text:p>
          </table:table-cell>
          <table:table-cell office:value-type="float" office:value="16.679323" calcext:value-type="float">
            <text:p>16.679323</text:p>
          </table:table-cell>
          <table:table-cell office:value-type="float" office:value="0.28234082" calcext:value-type="float">
            <text:p>0.28234082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Probably no Mg II because strength of 1239 &gt; 1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g II 1239 </text:p>
          </table:table-cell>
          <table:table-cell office:value-type="string" calcext:value-type="string">
            <text:p>&lt;94</text:p>
          </table:table-cell>
          <table:table-cell office:value-type="float" office:value="93.967369" calcext:value-type="float">
            <text:p>93.967369</text:p>
          </table:table-cell>
          <table:table-cell office:value-type="string" calcext:value-type="string">
            <text:p>&lt;16.5</text:p>
          </table:table-cell>
          <table:table-cell office:value-type="float" office:value="16.412487" calcext:value-type="float">
            <text:p>16.412487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 II 1670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II 1526 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Si II 1304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 II 1260 </text:p>
          </table:table-cell>
          <table:table-cell office:value-type="string" calcext:value-type="string">
            <text:p>&lt;135</text:p>
          </table:table-cell>
          <table:table-cell office:value-type="float" office:value="134.4678" calcext:value-type="float">
            <text:p>134.4678</text:p>
          </table:table-cell>
          <table:table-cell office:value-type="string" calcext:value-type="string">
            <text:p>&lt;13.0</text:p>
          </table:table-cell>
          <table:table-cell office:value-type="float" office:value="12.908516" calcext:value-type="float">
            <text:p>12.908516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 II 1193 </text:p>
          </table:table-cell>
          <table:table-cell office:value-type="string" calcext:value-type="string">
            <text:p>&lt;82</text:p>
          </table:table-cell>
          <table:table-cell office:value-type="float" office:value="81.130226" calcext:value-type="float">
            <text:p>81.130226</text:p>
          </table:table-cell>
          <table:table-cell office:value-type="string" calcext:value-type="string">
            <text:p>&lt;13.1</text:p>
          </table:table-cell>
          <table:table-cell office:value-type="float" office:value="13.043579" calcext:value-type="float">
            <text:p>13.043579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 II 1190 </text:p>
          </table:table-cell>
          <table:table-cell office:value-type="string" calcext:value-type="string">
            <text:p>&lt;82</text:p>
          </table:table-cell>
          <table:table-cell office:value-type="float" office:value="81.42646" calcext:value-type="float">
            <text:p>81.42646</text:p>
          </table:table-cell>
          <table:table-cell office:value-type="string" calcext:value-type="string">
            <text:p>&lt;13.4</text:p>
          </table:table-cell>
          <table:table-cell office:value-type="float" office:value="13.346797" calcext:value-type="float">
            <text:p>13.346797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 II 1020 </text:p>
          </table:table-cell>
          <table:table-cell office:value-type="string" calcext:value-type="string">
            <text:p>&lt;55</text:p>
          </table:table-cell>
          <table:table-cell office:value-type="float" office:value="54.562267" calcext:value-type="float">
            <text:p>54.562267</text:p>
          </table:table-cell>
          <table:table-cell office:value-type="string" calcext:value-type="string">
            <text:p>&lt;14.6</text:p>
          </table:table-cell>
          <table:table-cell office:value-type="float" office:value="14.546599" calcext:value-type="float">
            <text:p>14.546599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Taken as non-detection, maybe contamination, very less strengt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I 989 <text:s/></text:p>
          </table:table-cell>
          <table:table-cell office:value-type="float" office:value="50.229946" calcext:value-type="float">
            <text:p>50.229946</text:p>
          </table:table-cell>
          <table:table-cell office:value-type="float" office:value="11.42749" calcext:value-type="float">
            <text:p>11.42749</text:p>
          </table:table-cell>
          <table:table-cell office:value-type="float" office:value="13.612445" calcext:value-type="float">
            <text:p>13.612445</text:p>
          </table:table-cell>
          <table:table-cell office:value-type="float" office:value="0.054096185" calcext:value-type="float">
            <text:p>0.054096185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Contamination as higher and strong lines are missiin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II 1206</text:p>
          </table:table-cell>
          <table:table-cell office:value-type="float" office:value="268.65253" calcext:value-type="float">
            <text:p>268.65253</text:p>
          </table:table-cell>
          <table:table-cell office:value-type="float" office:value="24.435003" calcext:value-type="float">
            <text:p>24.435003</text:p>
          </table:table-cell>
          <table:table-cell office:value-type="float" office:value="13.417691" calcext:value-type="float">
            <text:p>13.417691</text:p>
          </table:table-cell>
          <table:table-cell office:value-type="float" office:value="0.27665093" calcext:value-type="float">
            <text:p>0.27665093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Very strong line (strengthwise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II</text:p>
          </table:table-cell>
          <table:table-cell table:number-columns-repeated="2"/>
          <table:table-cell office:value-type="float" office:value="13.504764" calcext:value-type="float">
            <text:p>13.504764</text:p>
          </table:table-cell>
          <table:table-cell office:value-type="float" office:value="0.070026" calcext:value-type="float">
            <text:p>0.070026</text:p>
          </table:table-cell>
          <table:table-cell/>
          <table:table-cell office:value-type="float" office:value="28.16815" calcext:value-type="float">
            <text:p>28.16815</text:p>
          </table:table-cell>
          <table:table-cell office:value-type="float" office:value="2.96705" calcext:value-type="float">
            <text:p>2.96705</text:p>
          </table:table-cell>
          <table:table-cell office:value-type="float" office:value="13.504764" calcext:value-type="float">
            <text:p>13.504764</text:p>
          </table:table-cell>
          <table:table-cell office:value-type="float" office:value="0.070026" calcext:value-type="float">
            <text:p>0.07002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 IV 1393 </text:p>
          </table:table-cell>
          <table:table-cell table:number-columns-repeated="9"/>
          <table:table-cell office:value-type="string" calcext:value-type="string">
            <text:p>Taken as detection but looks like contamin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 IV 1402 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S II 1259 <text:s/></text:p>
          </table:table-cell>
          <table:table-cell office:value-type="float" office:value="663.17206" calcext:value-type="float">
            <text:p>663.17206</text:p>
          </table:table-cell>
          <table:table-cell office:value-type="float" office:value="26.424858" calcext:value-type="float">
            <text:p>26.424858</text:p>
          </table:table-cell>
          <table:table-cell office:value-type="string" calcext:value-type="string">
            <text:p>&gt;15.8</text:p>
          </table:table-cell>
          <table:table-cell office:value-type="float" office:value="432.27913" calcext:value-type="float">
            <text:p>432.27913</text:p>
          </table:table-cell>
          <table:table-cell office:value-type="string" calcext:value-type="string">
            <text:p>[-110,90]</text:p>
          </table:table-cell>
          <table:table-cell table:number-columns-repeated="4"/>
          <table:table-cell office:value-type="string" calcext:value-type="string">
            <text:p><text:s/>It could be contamination as other S II lines are abse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 II 1253 <text:s/></text:p>
          </table:table-cell>
          <table:table-cell office:value-type="string" calcext:value-type="string">
            <text:p>&lt;96</text:p>
          </table:table-cell>
          <table:table-cell office:value-type="float" office:value="95.160553" calcext:value-type="float">
            <text:p>95.160553</text:p>
          </table:table-cell>
          <table:table-cell office:value-type="string" calcext:value-type="string">
            <text:p>&lt;14.8</text:p>
          </table:table-cell>
          <table:table-cell office:value-type="float" office:value="14.798176" calcext:value-type="float">
            <text:p>14.798176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 II 1250 <text:s/></text:p>
          </table:table-cell>
          <table:table-cell office:value-type="string" calcext:value-type="string">
            <text:p>&lt;98</text:p>
          </table:table-cell>
          <table:table-cell office:value-type="float" office:value="97.690407" calcext:value-type="float">
            <text:p>97.690407</text:p>
          </table:table-cell>
          <table:table-cell office:value-type="string" calcext:value-type="string">
            <text:p>&lt;15.2</text:p>
          </table:table-cell>
          <table:table-cell office:value-type="float" office:value="15.111802" calcext:value-type="float">
            <text:p>15.111802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 III 1190 </text:p>
          </table:table-cell>
          <table:table-cell office:value-type="string" calcext:value-type="string">
            <text:p>&lt;82</text:p>
          </table:table-cell>
          <table:table-cell office:value-type="float" office:value="81.32856" calcext:value-type="float">
            <text:p>81.32856</text:p>
          </table:table-cell>
          <table:table-cell office:value-type="string" calcext:value-type="string">
            <text:p>&lt;14.5</text:p>
          </table:table-cell>
          <table:table-cell office:value-type="float" office:value="14.466043" calcext:value-type="float">
            <text:p>14.466043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S III 1012 </text:p>
          </table:table-cell>
          <table:table-cell office:value-type="string" calcext:value-type="string">
            <text:p>&lt;40</text:p>
          </table:table-cell>
          <table:table-cell office:value-type="float" office:value="39.721317" calcext:value-type="float">
            <text:p>39.721317</text:p>
          </table:table-cell>
          <table:table-cell office:value-type="string" calcext:value-type="string">
            <text:p>&lt;14.1</text:p>
          </table:table-cell>
          <table:table-cell office:value-type="float" office:value="14.090815" calcext:value-type="float">
            <text:p>14.090815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 IV 1062 <text:s/></text:p>
          </table:table-cell>
          <table:table-cell office:value-type="string" calcext:value-type="string">
            <text:p>&lt;40</text:p>
          </table:table-cell>
          <table:table-cell office:value-type="float" office:value="39.457031" calcext:value-type="float">
            <text:p>39.457031</text:p>
          </table:table-cell>
          <table:table-cell office:value-type="string" calcext:value-type="string">
            <text:p>&lt;14.0</text:p>
          </table:table-cell>
          <table:table-cell office:value-type="float" office:value="13.994194" calcext:value-type="float">
            <text:p>13.994194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 IV 748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 V 786 <text:s text:c="3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 VI 944 <text:s text:c="2"/></text:p>
          </table:table-cell>
          <table:table-cell office:value-type="string" calcext:value-type="string">
            <text:p>&lt;38</text:p>
          </table:table-cell>
          <table:table-cell office:value-type="float" office:value="37.165794" calcext:value-type="float">
            <text:p>37.165794</text:p>
          </table:table-cell>
          <table:table-cell office:value-type="float" office:value="0" calcext:value-type="float">
            <text:p>0</text:p>
          </table:table-cell>
          <table:table-cell office:value-type="float" office:value="13.333874" calcext:value-type="float">
            <text:p>13.333874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 VI 933 <text:s text:c="2"/></text:p>
          </table:table-cell>
          <table:table-cell office:value-type="string" calcext:value-type="string">
            <text:p>&lt;57</text:p>
          </table:table-cell>
          <table:table-cell office:value-type="float" office:value="56.723377" calcext:value-type="float">
            <text:p>56.723377</text:p>
          </table:table-cell>
          <table:table-cell office:value-type="float" office:value="0" calcext:value-type="float">
            <text:p>0</text:p>
          </table:table-cell>
          <table:table-cell office:value-type="float" office:value="13.221626" calcext:value-type="float">
            <text:p>13.221626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office:value-type="string" calcext:value-type="string">
            <text:p>Heavily ruined by emission lin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l I 1347 <text:s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 III 129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 II 1260 </text:p>
          </table:table-cell>
          <table:table-cell office:value-type="string" calcext:value-type="string">
            <text:p>&lt;137</text:p>
          </table:table-cell>
          <table:table-cell office:value-type="float" office:value="136.18309" calcext:value-type="float">
            <text:p>136.18309</text:p>
          </table:table-cell>
          <table:table-cell office:value-type="string" calcext:value-type="string">
            <text:p>&lt;14.6</text:p>
          </table:table-cell>
          <table:table-cell office:value-type="float" office:value="14.587886" calcext:value-type="float">
            <text:p>14.587886</text:p>
          </table:table-cell>
          <table:table-cell office:value-type="string" calcext:value-type="string">
            <text:p>[-100,100]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Fe II 1144 </text:p>
          </table:table-cell>
          <table:table-cell office:value-type="string" calcext:value-type="string">
            <text:p>&lt;74</text:p>
          </table:table-cell>
          <table:table-cell office:value-type="float" office:value="73.999168" calcext:value-type="float">
            <text:p>73.999168</text:p>
          </table:table-cell>
          <table:table-cell office:value-type="string" calcext:value-type="string">
            <text:p>&lt;13.9</text:p>
          </table:table-cell>
          <table:table-cell office:value-type="float" office:value="13.885396" calcext:value-type="float">
            <text:p>13.885396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 III 1122</text:p>
          </table:table-cell>
          <table:table-cell office:value-type="string" calcext:value-type="string">
            <text:p>&lt;69</text:p>
          </table:table-cell>
          <table:table-cell office:value-type="float" office:value="68.21566" calcext:value-type="float">
            <text:p>68.21566</text:p>
          </table:table-cell>
          <table:table-cell office:value-type="string" calcext:value-type="string">
            <text:p>&lt;14.1</text:p>
          </table:table-cell>
          <table:table-cell office:value-type="float" office:value="14.050705" calcext:value-type="float">
            <text:p>14.050705</text:p>
          </table:table-cell>
          <table:table-cell office:value-type="string" calcext:value-type="string">
            <text:p>[-100,100]</text:p>
          </table:table-cell>
          <table:table-cell table:number-columns-repeated="101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0:55:15.58854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04:59.622327645</meta:creation-date>
    <dc:date>2019-08-25T19:00:22.614803604</dc:date>
    <meta:editing-duration>PT19H22M44S</meta:editing-duration>
    <meta:editing-cycles>33</meta:editing-cycles>
    <meta:generator>LibreOffice/5.1.6.2$Linux_X86_64 LibreOffice_project/10m0$Build-2</meta:generator>
    <meta:document-statistic meta:table-count="4" meta:cell-count="1865" meta:object-count="0"/>
  </office:meta>
</office:document-meta>
</file>